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d" svg:font-family="Monospaced"/>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2.514cm" table:align="left"/>
    </style:style>
    <style:style style:name="Tableau3.A" style:family="table-column">
      <style:table-column-properties style:column-width="1.191cm"/>
    </style:style>
    <style:style style:name="Tableau3.B" style:family="table-column">
      <style:table-column-properties style:column-width="1.323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5.491cm" table:align="left"/>
    </style:style>
    <style:style style:name="Tableau1.A" style:family="table-column">
      <style:table-column-properties style:column-width="1.323cm"/>
    </style:style>
    <style:style style:name="Tableau1.B" style:family="table-column">
      <style:table-column-properties style:column-width="4.16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text-properties fo:font-variant="normal" fo:text-transform="none" fo:color="#000000" style:font-name="Times New Roman" fo:font-size="12pt" fo:font-style="normal" style:font-size-asian="12pt" style:font-size-complex="12pt"/>
    </style:style>
    <style:style style:name="P8" style:family="paragraph" style:parent-style-name="Standard">
      <style:text-properties fo:font-variant="normal" fo:text-transform="none" fo:color="#000000" style:font-name="Times New Roman" fo:font-style="normal"/>
    </style:style>
    <style:style style:name="P9" style:family="paragraph" style:parent-style-name="Standard">
      <style:text-properties fo:font-variant="normal" fo:text-transform="none" fo:color="#b01813" style:font-name="Times New Roman" fo:font-style="normal"/>
    </style:style>
    <style:style style:name="P10" style:family="paragraph" style:parent-style-name="Standard">
      <style:text-properties style:font-name="Times New Roman"/>
    </style:style>
    <style:style style:name="P11" style:family="paragraph" style:parent-style-name="Standard">
      <style:text-properties fo:color="#64ae64" style:font-name="Times New Roman" fo:font-style="italic"/>
    </style:style>
    <style:style style:name="P12" style:family="paragraph" style:parent-style-name="Preformatted_20_Text">
      <style:paragraph-properties fo:text-align="justify" style:justify-single-word="false"/>
      <style:text-properties fo:font-variant="normal" fo:text-transform="none" fo:color="#64ae64" style:font-name="Times New Roman" fo:font-size="12pt" fo:font-style="italic" fo:font-weight="normal" style:font-size-asian="12pt" style:font-weight-asian="normal" style:font-size-complex="12pt" style:font-weight-complex="normal"/>
    </style:style>
    <style:style style:name="P13" style:family="paragraph" style:parent-style-name="Preformatted_20_Text">
      <style:text-properties fo:font-variant="normal" fo:text-transform="none" fo:color="#a020f0" style:font-name="Times New Roman" fo:font-size="12pt" fo:font-style="normal" style:font-size-asian="12pt" style:font-size-complex="12pt"/>
    </style:style>
    <style:style style:name="P14" style:family="paragraph" style:parent-style-name="Preformatted_20_Text">
      <style:text-properties fo:font-variant="normal" fo:text-transform="none" style:font-name="Times New Roman" fo:font-size="12pt" fo:font-style="normal" style:font-size-asian="12pt" style:font-size-complex="12pt"/>
    </style:style>
    <style:style style:name="P15" style:family="paragraph" style:parent-style-name="Preformatted_20_Text">
      <style:paragraph-properties fo:text-align="justify" style:justify-single-word="false"/>
      <style:text-properties fo:font-variant="normal" fo:text-transform="none" style:font-name="Times New Roman" fo:font-size="12pt" fo:font-style="normal" fo:font-weight="normal" style:font-size-asian="12pt" style:font-weight-asian="normal" style:font-size-complex="12pt" style:font-weight-complex="normal"/>
    </style:style>
    <style:style style:name="P16" style:family="paragraph" style:parent-style-name="Preformatted_20_Text">
      <style:text-properties fo:font-variant="normal" fo:text-transform="none" style:font-name="Times New Roman" fo:font-size="12pt" style:font-size-asian="12pt" style:font-size-complex="12pt"/>
    </style:style>
    <style:style style:name="P17" style:family="paragraph" style:parent-style-name="Preformatted_20_Text">
      <style:paragraph-properties fo:margin-top="0cm" fo:margin-bottom="0.499cm"/>
      <style:text-properties style:font-name="Times New Roman" fo:font-size="12pt" style:font-size-asian="12pt" style:font-size-complex="12pt"/>
    </style:style>
    <style:style style:name="P18" style:family="paragraph" style:parent-style-name="Table_20_Contents">
      <style:paragraph-properties fo:text-align="justify" style:justify-single-word="false"/>
    </style:style>
    <style:style style:name="P19"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20" style:family="paragraph" style:parent-style-name="Standard" style:list-style-name="L2">
      <style:paragraph-properties fo:text-align="justify" style:justify-single-word="false"/>
      <style:text-properties fo:font-weight="bold" style:font-weight-asian="bold" style:font-weight-complex="bold"/>
    </style:style>
    <style:style style:name="P21" style:family="paragraph" style:parent-style-name="Standard" style:list-style-name="L3">
      <style:paragraph-properties fo:text-align="justify" style:justify-single-word="false"/>
      <style:text-properties fo:font-weight="bold" style:font-weight-asian="bold" style:font-weight-complex="bold"/>
    </style:style>
    <style:style style:name="P22" style:family="paragraph" style:parent-style-name="Standard" style:list-style-name="L3"/>
    <style:style style:name="P23" style:family="paragraph" style:parent-style-name="Standard">
      <style:text-properties style:font-name="Times New Roman"/>
    </style:style>
    <style:style style:name="P24" style:family="paragraph" style:parent-style-name="Standard" style:list-style-name="L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5" style:family="paragraph" style:parent-style-name="Standard" style:list-style-name="L3">
      <style:text-properties style:font-name="Times New Roman"/>
    </style:style>
    <style:style style:name="P26" style:family="paragraph" style:parent-style-name="Standard">
      <style:text-properties fo:font-variant="normal" fo:text-transform="none" fo:color="#b01813" fo:font-style="normal"/>
    </style:style>
    <style:style style:name="P27" style:family="paragraph" style:parent-style-name="Standard">
      <style:text-properties fo:font-variant="normal" fo:text-transform="none" fo:color="#b01813" style:font-name="Times New Roman" fo:font-style="normal"/>
    </style:style>
    <style:style style:name="P28" style:family="paragraph" style:parent-style-name="Standard">
      <style:text-properties fo:font-variant="normal" fo:text-transform="none" style:use-window-font-color="true" fo:font-style="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text-properties style:font-name="Times New Roman"/>
    </style:style>
    <style:style style:name="P31" style:family="paragraph" style:parent-style-name="Standard">
      <style:paragraph-properties fo:text-align="justify" style:justify-single-word="false"/>
      <style:text-properties style:font-name="Times New Roman"/>
    </style:style>
    <style:style style:name="P32" style:family="paragraph" style:parent-style-name="Standard">
      <style:text-properties style:use-window-font-color="true"/>
    </style:style>
    <style:style style:name="P33" style:family="paragraph" style:parent-style-name="Standard" style:list-style-name="L3">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color="#000000"/>
    </style:style>
    <style:style style:name="T3" style:family="text">
      <style:text-properties fo:color="#000000" fo:font-style="normal"/>
    </style:style>
    <style:style style:name="T4" style:family="text">
      <style:text-properties fo:color="#000000" fo:font-style="normal" style:text-underline-style="solid" style:text-underline-width="auto" style:text-underline-color="font-color"/>
    </style:style>
    <style:style style:name="T5" style:family="text">
      <style:text-properties fo:color="#000000" fo:font-weight="normal" style:font-weight-asian="normal" style:font-weight-complex="normal"/>
    </style:style>
    <style:style style:name="T6" style:family="text">
      <style:text-properties fo:color="#000000" style:text-underline-style="solid" style:text-underline-width="auto" style:text-underline-color="font-color"/>
    </style:style>
    <style:style style:name="T7" style:family="text">
      <style:text-properties fo:color="#5c5c5c"/>
    </style:style>
    <style:style style:name="T8" style:family="text">
      <style:text-properties fo:color="#5c5c5c" fo:font-style="normal"/>
    </style:style>
    <style:style style:name="T9" style:family="text">
      <style:text-properties fo:color="#5c5c5c" fo:font-weight="normal" style:font-weight-asian="normal" style:font-weight-complex="normal"/>
    </style:style>
    <style:style style:name="T10" style:family="text">
      <style:text-properties fo:color="#32b9b9"/>
    </style:style>
    <style:style style:name="T11" style:family="text">
      <style:text-properties fo:color="#32b9b9" fo:font-style="normal"/>
    </style:style>
    <style:style style:name="T12" style:family="text">
      <style:text-properties fo:color="#32b9b9" fo:font-weight="normal" style:font-weight-asian="normal" style:font-weight-complex="normal"/>
    </style:style>
    <style:style style:name="T13" style:family="text">
      <style:text-properties fo:color="#4a55db"/>
    </style:style>
    <style:style style:name="T14" style:family="text">
      <style:text-properties fo:color="#4a55db" fo:font-style="normal"/>
    </style:style>
    <style:style style:name="T15" style:family="text">
      <style:text-properties fo:color="#4a55db" fo:font-weight="normal" style:font-weight-asian="normal" style:font-weight-complex="normal"/>
    </style:style>
    <style:style style:name="T16" style:family="text">
      <style:text-properties fo:color="#bc8f8f"/>
    </style:style>
    <style:style style:name="T17" style:family="text">
      <style:text-properties fo:color="#bc8f8f" fo:font-style="normal"/>
    </style:style>
    <style:style style:name="T18" style:family="text">
      <style:text-properties fo:color="#bc8f8f" fo:font-weight="normal" style:font-weight-asian="normal" style:font-weight-complex="normal"/>
    </style:style>
    <style:style style:name="T19" style:family="text">
      <style:text-properties fo:font-variant="normal" fo:text-transform="none" fo:color="#000000" style:font-name="Times New Roman" fo:font-size="12pt"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Times New Roman" fo:font-size="12pt" fo:font-style="normal" style:font-size-asian="12pt" style:font-size-complex="12pt"/>
    </style:style>
    <style:style style:name="T21" style:family="text">
      <style:text-properties fo:font-variant="normal" fo:text-transform="none" fo:color="#000000" fo:font-style="normal"/>
    </style:style>
    <style:style style:name="T22" style:family="text">
      <style:text-properties fo:font-variant="normal" fo:text-transform="none" fo:color="#000000" style:font-name="Monospaced" fo:font-size="12pt" fo:font-style="normal" style:font-size-asian="12pt" style:font-size-complex="12pt"/>
    </style:style>
    <style:style style:name="T23" style:family="text">
      <style:text-properties fo:font-variant="normal" fo:text-transform="none" fo:color="#5c5c5c" style:font-name="Times New Roman" fo:font-size="12pt" fo:font-style="normal" fo:font-weight="normal" style:font-size-asian="12pt" style:font-weight-asian="normal" style:font-size-complex="12pt" style:font-weight-complex="normal"/>
    </style:style>
    <style:style style:name="T24" style:family="text">
      <style:text-properties fo:font-variant="normal" fo:text-transform="none" fo:color="#5c5c5c" fo:font-style="normal"/>
    </style:style>
    <style:style style:name="T25" style:family="text">
      <style:text-properties fo:font-variant="normal" fo:text-transform="none" fo:color="#32b9b9" style:font-name="Times New Roman" fo:font-size="12pt" fo:font-style="normal" fo:font-weight="normal" style:font-size-asian="12pt" style:font-weight-asian="normal" style:font-size-complex="12pt" style:font-weight-complex="normal"/>
    </style:style>
    <style:style style:name="T26" style:family="text">
      <style:text-properties fo:font-variant="normal" fo:text-transform="none" fo:color="#4a55db" style:font-name="Times New Roman" fo:font-size="12pt" fo:font-style="normal" fo:font-weight="normal" style:font-size-asian="12pt" style:font-weight-asian="normal" style:font-size-complex="12pt" style:font-weight-complex="normal"/>
    </style:style>
    <style:style style:name="T27" style:family="text">
      <style:text-properties fo:font-variant="normal" fo:text-transform="none" fo:color="#4a55db" fo:font-style="normal"/>
    </style:style>
    <style:style style:name="T28" style:family="text">
      <style:text-properties fo:font-variant="normal" fo:text-transform="none" fo:color="#bc8f8f" style:font-name="Times New Roman" fo:font-size="12pt" fo:font-style="normal" fo:font-weight="normal" style:font-size-asian="12pt" style:font-weight-asian="normal" style:font-size-complex="12pt" style:font-weight-complex="normal"/>
    </style:style>
    <style:style style:name="T29" style:family="text">
      <style:text-properties fo:font-variant="normal" fo:text-transform="none" fo:color="#bc8f8f" fo:font-style="normal"/>
    </style:style>
    <style:style style:name="T30" style:family="text">
      <style:text-properties fo:font-variant="normal" fo:text-transform="none" style:font-name="Times New Roman" fo:font-size="12pt" fo:font-style="normal" fo:font-weight="normal" style:font-size-asian="12pt" style:font-weight-asian="normal" style:font-size-complex="12pt" style:font-weight-complex="normal"/>
    </style:style>
    <style:style style:name="T31" style:family="text">
      <style:text-properties fo:font-variant="normal" fo:text-transform="none" fo:color="#64ae64" fo:font-style="italic"/>
    </style:style>
    <style:style style:name="T32" style:family="text">
      <style:text-properties fo:font-variant="normal" fo:text-transform="none" fo:font-style="normal"/>
    </style:style>
    <style:style style:name="T33" style:family="text">
      <style:text-properties fo:font-variant="normal" fo:text-transform="none" fo:color="#b01813" fo:font-style="normal"/>
    </style:style>
    <style:style style:name="T34" style:family="text">
      <style:text-properties fo:font-variant="normal" fo:text-transform="none" style:use-window-font-color="true" fo:font-style="normal"/>
    </style:style>
    <style:style style:name="T35" style:family="text">
      <style:text-properties fo:font-variant="normal" fo:text-transform="none" style:font-name="Times New Roman" fo:font-style="normal"/>
    </style:style>
    <style:style style:name="T36" style:family="text">
      <style:text-properties style:font-name="Times New Roman"/>
    </style:style>
    <style:style style:name="T37" style:family="text">
      <style:text-properties style:font-name="Times New Roman" fo:font-weight="normal" style:font-weight-asian="normal" style:font-weight-complex="normal"/>
    </style:style>
    <style:style style:name="T38" style:family="text">
      <style:text-properties fo:color="#ffaa00"/>
    </style:style>
    <style:style style:name="T39" style:family="text">
      <style:text-properties fo:color="#ffaa00" fo:font-style="normal"/>
    </style:style>
    <style:style style:name="T40" style:family="text">
      <style:text-properties fo:color="#a020f0"/>
    </style:style>
    <style:style style:name="T41" style:family="text">
      <style:text-properties fo:color="#a020f0" fo:font-style="normal"/>
    </style:style>
    <style:style style:name="T42" style:family="text">
      <style:text-properties fo:color="#64ae64"/>
    </style:style>
    <style:style style:name="T43" style:family="text">
      <style:text-properties fo:color="#64ae64" fo:font-style="italic"/>
    </style:style>
    <style:style style:name="T44" style:family="text">
      <style:text-properties fo:font-style="normal"/>
    </style:style>
    <style:style style:name="T45" style:family="text">
      <style:text-properties fo:color="#ae5cb0" fo:font-style="normal" style:text-underline-style="solid" style:text-underline-width="auto" style:text-underline-color="font-color"/>
    </style:style>
    <style:style style:name="T46" style:family="text">
      <style:text-properties fo:color="#b01813"/>
    </style:style>
    <style:style style:name="T47" style:family="text">
      <style:text-properties fo:color="#834310" fo:font-weight="bold"/>
    </style:style>
    <style:style style:name="T48" style:family="text">
      <style:text-properties fo:color="#834310" fo:font-style="normal" fo:font-weight="bold"/>
    </style:style>
    <style:style style:name="T49" style:family="text">
      <style:text-properties fo:font-weight="bold" style:font-weight-asian="bold" style:font-weight-complex="bold"/>
    </style:style>
    <style:style style:name="T50" style:family="text">
      <style:text-properties style:font-name="Times New Roman"/>
    </style:style>
    <style:style style:name="T51" style:family="text">
      <style:text-properties fo:font-size="12pt" fo:font-weight="bold" style:font-size-asian="12pt" style:font-weight-asian="bold" style:font-size-complex="12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DF : TP9 : arbre de décision</text:p>
      <text:p text:style-name="Standard"/>
      <text:p text:style-name="Standard">binôme : Benjamin Ruytoor et Aurore Allart</text:p>
      <text:p text:style-name="Standard">date : 15 mars 2013</text:p>
      <text:p text:style-name="Standard"/>
      <text:p text:style-name="P2">Introduction</text:p>
      <text:p text:style-name="P4"><text:tab/>Dans ce TP, nous allons aborder les arbres de décision. Ces arbres permettent de savoir si, par exemple, un objet fait parti d'une classe ou d'une autres, en fonction de ces caractéristiques. </text:p>
      <text:p text:style-name="P4"/>
      <text:list xml:id="list28236088" text:style-name="L1">
        <text:list-item>
          <text:p text:style-name="P19">Question de bon sens</text:p>
        </text:list-item>
      </text:list>
      <text:list xml:id="list28244282" text:style-name="L2">
        <text:list-item>
          <text:list>
            <text:list-item>
              <text:p text:style-name="P20">Question a</text:p>
            </text:list-item>
          </text:list>
        </text:list-item>
      </text:list>
      <text:p text:style-name="P4"><text:tab/>Je pense que N vaut 15 = 2^4-1. Car si B choisit 8 comme première valeur à tester, on tombe sur un arbre binaire. Et donc, en fonction de la valeur de x, B aura 4 propositions au maximum à faire. Par exemple, si x = 1 : </text:p>
      <text:p text:style-name="P4">B propose 8, A répond « x est plus petit »</text:p>
      <text:p text:style-name="P4">B propose 4, A répond « x est plus petit »</text:p>
      <text:p text:style-name="P4">B propose 2, A répond « x est plus petit »</text:p>
      <text:p text:style-name="P4">B propose 1, A répond enfin « gagné ! ».</text:p>
      <text:p text:style-name="P4"/>
      <text:list xml:id="list28416828" text:continue-numbering="true" text:style-name="L2">
        <text:list-item>
          <text:list>
            <text:list-item>
              <text:p text:style-name="P20">Question b</text:p>
            </text:list-item>
          </text:list>
        </text:list-item>
      </text:list>
      <text:p text:style-name="P4"><text:tab/>B comprend par les indices de A, que la réponse se trouve dans les feuilles de l'arbre binaire : c'est dire soit 1, 3, 5, 7, 9, 11, 13 ou 15. En partant de ce principe, B peut se concentrer uniquement sur ces valeurs. Donc si part, du nombre 7 ou 9, cela lui permet de trouver en 3 choix. </text:p>
      <text:p text:style-name="P4"><text:tab/>En connaissant N et sachant qu'il faudra 4 propositions pour gagner, on peut facilement en déduire que la réponse se troupe dans les feuilles.</text:p>
      <text:p text:style-name="P4"/>
      <text:list xml:id="list28438388" text:continue-list="list28236088" text:style-name="L1">
        <text:list-item>
          <text:p text:style-name="P19">Variante du jeu du pendu</text:p>
        </text:list-item>
      </text:list>
      <text:list xml:id="list28219877" text:style-name="L3">
        <text:list-item>
          <text:list>
            <text:list-item>
              <text:p text:style-name="P33"><text:span text:style-name="T51">Chargement de la base de noms</text:span></text:p>
            </text:list-item>
          </text:list>
        </text:list-item>
      </text:list>
      <text:p text:style-name="P4"><text:tab/><text:span text:style-name="T1">Avec la co</text:span><text:span text:style-name="T37">mmande : </text:span><text:span text:style-name="T19">n</text:span><text:span text:style-name="T30"> </text:span><text:span text:style-name="T23">=</text:span><text:span text:style-name="T30"> </text:span><text:span text:style-name="T25">size</text:span><text:span text:style-name="T26">(</text:span><text:span text:style-name="T19">noms,</text:span><text:span text:style-name="T28">1</text:span><text:span text:style-name="T26">)</text:span><text:span text:style-name="T19">; on récupère le nombre de ligne contenue dans le fichier, qui dans notre cas, est le nombre de mots. N est égale à 283.</text:span></text:p>
      <text:p text:style-name="P3"/>
      <text:list xml:id="list28419801" text:continue-numbering="true" text:style-name="L3">
        <text:list-item>
          <text:list>
            <text:list-item>
              <text:p text:style-name="P21">But du jeu</text:p>
            </text:list-item>
          </text:list>
        </text:list-item>
      </text:list>
      <text:p text:style-name="P5"><text:tab/>Dans le jeu du pendu, on a comme réponse soit oui, soit non. Donc on a un arbre binaire. On a n = 283. En regardant, les puissances de 2, on trouve 2^8 = 256, qui est proche de n. Cela nous donne n = 2^8+ 27, ce n'est pas suffisant pour être sur de trouver en 7 questions le mot. Il nous faut <text:s/>une question supplémentaire, donc on obtient n &lt; 2^9, où p = 9, c'est à dire 9 questions. Là, le programme sera sûr de trouver le mot.</text:p>
      <text:p text:style-name="P5"/>
      <text:list xml:id="list28420472" text:continue-numbering="true" text:style-name="L3">
        <text:list-item>
          <text:list>
            <text:list-item>
              <text:p text:style-name="P21">Que fait ce code ?</text:p>
            </text:list-item>
          </text:list>
        </text:list-item>
      </text:list>
      <text:p text:style-name="P5"><text:tab/>La matrice 'mat' contient, à l'exécution, des valeurs soit 0 soit 1, si la lettre est présente au moins une fois dans le mot, on a un 1. C'est un tableau de 35 lignes, car de 0 à 9, c'est les chiffres qui sont énumérés, et de 10 à 35, ce sont les lettres. Ce qui donne la lettre 'a' est à la ligne 10, et la lettre 'z' est à la ligne 35.</text:p>
      <text:p text:style-name="P5"/>
      <text:list xml:id="list28416106" text:continue-numbering="true" text:style-name="L3">
        <text:list-item>
          <text:list>
            <text:list-item>
              <text:p text:style-name="P21">Quelle lettre est la plus représentée ?</text:p>
            </text:list-item>
          </text:list>
        </text:list-item>
      </text:list>
      <text:p text:style-name="P5"><text:tab/>La lettre la plus représenter dans les noms des animaux est la lettre 'e', elle est présente 184 fois. Voici le code permettant de savoir quelle lettre est la plus représentée : </text:p>
      <text:p text:style-name="P5"/>
      <text:p text:style-name="P5"/>
      <text:p text:style-name="P5"/>
      <text:p text:style-name="P5"/>
      <text:p text:style-name="P12"><text:soft-page-break/>//Q4</text:p>
      <text:p text:style-name="P14"><text:span text:style-name="T2">mat</text:span><text:span text:style-name="T7">=</text:span><text:span text:style-name="T2">mat</text:span><text:span text:style-name="T13">(</text:span><text:span text:style-name="T16">10</text:span><text:span text:style-name="T38">:$</text:span><text:span text:style-name="T2">,</text:span><text:span text:style-name="T38">:</text:span><text:span text:style-name="T13">)</text:span><text:span text:style-name="T2">;</text:span></text:p>
      <text:p text:style-name="P14"><text:span text:style-name="T2">matsum</text:span><text:span text:style-name="T7">=</text:span><text:span text:style-name="T10">zeros</text:span><text:span text:style-name="T13">(</text:span><text:span text:style-name="T10">size</text:span><text:span text:style-name="T13">(</text:span><text:span text:style-name="T2">mat,</text:span><text:span text:style-name="T16">1</text:span><text:span text:style-name="T13">)</text:span><text:span text:style-name="T2">,</text:span><text:span text:style-name="T16">1</text:span><text:span text:style-name="T13">)</text:span><text:span text:style-name="T2">;</text:span></text:p>
      <text:p text:style-name="P14"><text:span text:style-name="T40">for</text:span> <text:span text:style-name="T2">i</text:span><text:span text:style-name="T7">=</text:span><text:span text:style-name="T16">1</text:span><text:span text:style-name="T38">:</text:span><text:span text:style-name="T10">size</text:span><text:span text:style-name="T13">(</text:span><text:span text:style-name="T2">mat,</text:span><text:span text:style-name="T16">1</text:span><text:span text:style-name="T13">)</text:span></text:p>
      <text:p text:style-name="P16"><text:s text:c="4"/><text:span text:style-name="T3">matsum</text:span><text:span text:style-name="T14">(</text:span><text:span text:style-name="T3">i,</text:span><text:span text:style-name="T17">1</text:span><text:span text:style-name="T14">)</text:span><text:span text:style-name="T8">=</text:span><text:span text:style-name="T11">sum</text:span><text:span text:style-name="T14">(</text:span><text:span text:style-name="T3">mat</text:span><text:span text:style-name="T14">(</text:span><text:span text:style-name="T3">i,</text:span><text:span text:style-name="T39">:</text:span><text:span text:style-name="T14">))</text:span><text:span text:style-name="T3">;</text:span></text:p>
      <text:p text:style-name="P13">end</text:p>
      <text:p text:style-name="P14"><text:span text:style-name="T13">[</text:span><text:span text:style-name="T2">mattri,K</text:span><text:span text:style-name="T13">]</text:span><text:span text:style-name="T7">=</text:span><text:span text:style-name="T10">gsort</text:span><text:span text:style-name="T13">(</text:span><text:span text:style-name="T2">matsum</text:span><text:span text:style-name="T13">)</text:span><text:span text:style-name="T2">;</text:span><text:span text:style-name="T43">//tri les lettres</text:span></text:p>
      <text:p text:style-name="P17"><text:span text:style-name="T21">mattri</text:span><text:span text:style-name="T24">=</text:span><text:span text:style-name="T27">[</text:span><text:span text:style-name="T21">K,mattri</text:span><text:span text:style-name="T27">]</text:span><text:span text:style-name="T21">;</text:span><text:span text:style-name="T31">//fusion :indice de la lettre, occurrence de la lettre</text:span></text:p>
      <table:table table:name="Tableau3" table:style-name="Tableau3">
        <table:table-column table:style-name="Tableau3.A"/>
        <table:table-column table:style-name="Tableau3.B"/>
        <table:table-row>
          <table:table-cell table:style-name="Tableau3.A1" office:value-type="string">
            <text:p text:style-name="Table_20_Contents">e</text:p>
          </table:table-cell>
          <table:table-cell table:style-name="Tableau3.B1" office:value-type="string">
            <text:p text:style-name="P18">184</text:p>
          </table:table-cell>
        </table:table-row>
        <table:table-row>
          <table:table-cell table:style-name="Tableau3.A2" office:value-type="string">
            <text:p text:style-name="Table_20_Contents">a</text:p>
          </table:table-cell>
          <table:table-cell table:style-name="Tableau3.B2" office:value-type="string">
            <text:p text:style-name="P18">150</text:p>
          </table:table-cell>
        </table:table-row>
        <table:table-row>
          <table:table-cell table:style-name="Tableau3.A2" office:value-type="string">
            <text:p text:style-name="Table_20_Contents">o</text:p>
          </table:table-cell>
          <table:table-cell table:style-name="Tableau3.B2" office:value-type="string">
            <text:p text:style-name="P18">140</text:p>
          </table:table-cell>
        </table:table-row>
        <table:table-row>
          <table:table-cell table:style-name="Tableau3.A2" office:value-type="string">
            <text:p text:style-name="Table_20_Contents">r</text:p>
          </table:table-cell>
          <table:table-cell table:style-name="Tableau3.B2" office:value-type="string">
            <text:p text:style-name="P18">130</text:p>
          </table:table-cell>
        </table:table-row>
        <table:table-row>
          <table:table-cell table:style-name="Tableau3.A2" office:value-type="string">
            <text:p text:style-name="Table_20_Contents">i</text:p>
          </table:table-cell>
          <table:table-cell table:style-name="Tableau3.B2" office:value-type="string">
            <text:p text:style-name="P18">124</text:p>
          </table:table-cell>
        </table:table-row>
        <table:table-row>
          <table:table-cell table:style-name="Tableau3.A2" office:value-type="string">
            <text:p text:style-name="Table_20_Contents">n</text:p>
          </table:table-cell>
          <table:table-cell table:style-name="Tableau3.B2" office:value-type="string">
            <text:p text:style-name="P18">118</text:p>
          </table:table-cell>
        </table:table-row>
        <table:table-row>
          <table:table-cell table:style-name="Tableau3.A2" office:value-type="string">
            <text:p text:style-name="Table_20_Contents">u</text:p>
          </table:table-cell>
          <table:table-cell table:style-name="Tableau3.B2" office:value-type="string">
            <text:p text:style-name="P18">107</text:p>
          </table:table-cell>
        </table:table-row>
        <table:table-row>
          <table:table-cell table:style-name="Tableau3.A2" office:value-type="string">
            <text:p text:style-name="Table_20_Contents">c</text:p>
          </table:table-cell>
          <table:table-cell table:style-name="Tableau3.B2" office:value-type="string">
            <text:p text:style-name="P18">86</text:p>
          </table:table-cell>
        </table:table-row>
        <table:table-row>
          <table:table-cell table:style-name="Tableau3.A2" office:value-type="string">
            <text:p text:style-name="Table_20_Contents">l</text:p>
          </table:table-cell>
          <table:table-cell table:style-name="Tableau3.B2" office:value-type="string">
            <text:p text:style-name="P18">82</text:p>
          </table:table-cell>
        </table:table-row>
        <table:table-row>
          <table:table-cell table:style-name="Tableau3.A2" office:value-type="string">
            <text:p text:style-name="Table_20_Contents">t</text:p>
          </table:table-cell>
          <table:table-cell table:style-name="Tableau3.B2" office:value-type="string">
            <text:p text:style-name="P18">82</text:p>
          </table:table-cell>
        </table:table-row>
        <table:table-row>
          <table:table-cell table:style-name="Tableau3.A2" office:value-type="string">
            <text:p text:style-name="Table_20_Contents">p</text:p>
          </table:table-cell>
          <table:table-cell table:style-name="Tableau3.B2" office:value-type="string">
            <text:p text:style-name="P18">61</text:p>
          </table:table-cell>
        </table:table-row>
        <table:table-row>
          <table:table-cell table:style-name="Tableau3.A2" office:value-type="string">
            <text:p text:style-name="Table_20_Contents">m</text:p>
          </table:table-cell>
          <table:table-cell table:style-name="Tableau3.B2" office:value-type="string">
            <text:p text:style-name="P18">53</text:p>
          </table:table-cell>
        </table:table-row>
        <table:table-row>
          <table:table-cell table:style-name="Tableau3.A2" office:value-type="string">
            <text:p text:style-name="Table_20_Contents">s</text:p>
          </table:table-cell>
          <table:table-cell table:style-name="Tableau3.B2" office:value-type="string">
            <text:p text:style-name="P18">53</text:p>
          </table:table-cell>
        </table:table-row>
        <table:table-row>
          <table:table-cell table:style-name="Tableau3.A2" office:value-type="string">
            <text:p text:style-name="Table_20_Contents">h</text:p>
          </table:table-cell>
          <table:table-cell table:style-name="Tableau3.B2" office:value-type="string">
            <text:p text:style-name="P18">49</text:p>
          </table:table-cell>
        </table:table-row>
        <table:table-row>
          <table:table-cell table:style-name="Tableau3.A2" office:value-type="string">
            <text:p text:style-name="Table_20_Contents">g</text:p>
          </table:table-cell>
          <table:table-cell table:style-name="Tableau3.B2" office:value-type="string">
            <text:p text:style-name="P18">41</text:p>
          </table:table-cell>
        </table:table-row>
        <table:table-row>
          <table:table-cell table:style-name="Tableau3.A2" office:value-type="string">
            <text:p text:style-name="Table_20_Contents">b</text:p>
          </table:table-cell>
          <table:table-cell table:style-name="Tableau3.B2" office:value-type="string">
            <text:p text:style-name="P18">36</text:p>
          </table:table-cell>
        </table:table-row>
        <table:table-row>
          <table:table-cell table:style-name="Tableau3.A2" office:value-type="string">
            <text:p text:style-name="Table_20_Contents">d</text:p>
          </table:table-cell>
          <table:table-cell table:style-name="Tableau3.B2" office:value-type="string">
            <text:p text:style-name="P18">33</text:p>
          </table:table-cell>
        </table:table-row>
        <table:table-row>
          <table:table-cell table:style-name="Tableau3.A2" office:value-type="string">
            <text:p text:style-name="Table_20_Contents">v</text:p>
          </table:table-cell>
          <table:table-cell table:style-name="Tableau3.B2" office:value-type="string">
            <text:p text:style-name="P18">19</text:p>
          </table:table-cell>
        </table:table-row>
        <table:table-row>
          <table:table-cell table:style-name="Tableau3.A2" office:value-type="string">
            <text:p text:style-name="Table_20_Contents">f</text:p>
          </table:table-cell>
          <table:table-cell table:style-name="Tableau3.B2" office:value-type="string">
            <text:p text:style-name="P18">15</text:p>
          </table:table-cell>
        </table:table-row>
        <table:table-row>
          <table:table-cell table:style-name="Tableau3.A2" office:value-type="string">
            <text:p text:style-name="Table_20_Contents">y</text:p>
          </table:table-cell>
          <table:table-cell table:style-name="Tableau3.B2" office:value-type="string">
            <text:p text:style-name="P18">13</text:p>
          </table:table-cell>
        </table:table-row>
        <table:table-row>
          <table:table-cell table:style-name="Tableau3.A2" office:value-type="string">
            <text:p text:style-name="Table_20_Contents">q</text:p>
          </table:table-cell>
          <table:table-cell table:style-name="Tableau3.B2" office:value-type="string">
            <text:p text:style-name="P18">12</text:p>
          </table:table-cell>
        </table:table-row>
        <table:table-row>
          <table:table-cell table:style-name="Tableau3.A2" office:value-type="string">
            <text:p text:style-name="Table_20_Contents">k</text:p>
          </table:table-cell>
          <table:table-cell table:style-name="Tableau3.B2" office:value-type="string">
            <text:p text:style-name="P18">5</text:p>
          </table:table-cell>
        </table:table-row>
        <table:table-row>
          <table:table-cell table:style-name="Tableau3.A2" office:value-type="string">
            <text:p text:style-name="Table_20_Contents">z</text:p>
          </table:table-cell>
          <table:table-cell table:style-name="Tableau3.B2" office:value-type="string">
            <text:p text:style-name="P18">5</text:p>
          </table:table-cell>
        </table:table-row>
        <table:table-row>
          <table:table-cell table:style-name="Tableau3.A2" office:value-type="string">
            <text:p text:style-name="Table_20_Contents">x</text:p>
          </table:table-cell>
          <table:table-cell table:style-name="Tableau3.B2" office:value-type="string">
            <text:p text:style-name="P18">4</text:p>
          </table:table-cell>
        </table:table-row>
        <table:table-row>
          <table:table-cell table:style-name="Tableau3.A2" office:value-type="string">
            <text:p text:style-name="Table_20_Contents">j</text:p>
          </table:table-cell>
          <table:table-cell table:style-name="Tableau3.B2" office:value-type="string">
            <text:p text:style-name="P18">2</text:p>
          </table:table-cell>
        </table:table-row>
        <table:table-row>
          <table:table-cell table:style-name="Tableau3.A2" office:value-type="string">
            <text:p text:style-name="Table_20_Contents">w</text:p>
          </table:table-cell>
          <table:table-cell table:style-name="Tableau3.B2" office:value-type="string">
            <text:p text:style-name="P18">1</text:p>
          </table:table-cell>
        </table:table-row>
      </table:table>
      <text:p text:style-name="P6"/>
      <text:list xml:id="list28431254" text:continue-numbering="true" text:style-name="L3">
        <text:list-item>
          <text:list>
            <text:list-item>
              <text:p text:style-name="P21">Entropie</text:p>
            </text:list-item>
          </text:list>
        </text:list-item>
      </text:list>
      <text:p text:style-name="Standard"><text:tab/>Le calcul en Scilab de l'entropie est le suivant : </text:p>
      <text:p text:style-name="Standard"/>
      <text:p text:style-name="Standard"/>
      <text:p text:style-name="Standard"/>
      <text:p text:style-name="Standard"/>
      <text:p text:style-name="Standard"><text:soft-page-break/><text:span text:style-name="T5">iX </text:span><text:span text:style-name="T9">=</text:span><text:span text:style-name="T5"> </text:span><text:span text:style-name="T12">zeros</text:span><text:span text:style-name="T15">(</text:span><text:span text:style-name="T18">26</text:span><text:span text:style-name="T5">,</text:span><text:span text:style-name="T18">1</text:span><text:span text:style-name="T15">)</text:span><text:span text:style-name="T5">;</text:span></text:p>
      <text:p text:style-name="Standard"><text:span text:style-name="T40">for</text:span> <text:span text:style-name="T2">j</text:span><text:span text:style-name="T7">=</text:span><text:span text:style-name="T16">1</text:span><text:span text:style-name="T38">:</text:span><text:span text:style-name="T10">size</text:span><text:span text:style-name="T13">(</text:span><text:span text:style-name="T2">mattri,</text:span><text:span text:style-name="T16">1</text:span><text:span text:style-name="T13">)</text:span></text:p>
      <text:p text:style-name="Standard"><text:s text:c="4"/><text:span text:style-name="T11">inv</text:span><text:span text:style-name="T44"> </text:span><text:span text:style-name="T17">=</text:span><text:span text:style-name="T44"> </text:span><text:span text:style-name="T17">((n-mattri(j</text:span><text:span text:style-name="T3">,</text:span><text:span text:style-name="T17">2</text:span><text:span text:style-name="T14">))</text:span><text:span text:style-name="T8">/</text:span><text:span text:style-name="T3">n</text:span><text:span text:style-name="T14">)</text:span><text:span text:style-name="T8">^</text:span><text:span text:style-name="T14">((</text:span><text:span text:style-name="T3">n</text:span><text:span text:style-name="T8">-</text:span><text:span text:style-name="T3">mattri</text:span><text:span text:style-name="T14">(</text:span><text:span text:style-name="T3">j,</text:span><text:span text:style-name="T17">2</text:span><text:span text:style-name="T14">))</text:span><text:span text:style-name="T8">/</text:span><text:span text:style-name="T3">n</text:span><text:span text:style-name="T14">)</text:span><text:span text:style-name="T3">;</text:span><text:span text:style-name="T43">//calcul si la lettre n'est pas dans le mot</text:span></text:p>
      <text:p text:style-name="Standard"><text:s text:c="4"/><text:span text:style-name="T3">p</text:span><text:span text:style-name="T44"> </text:span><text:span text:style-name="T8">=</text:span><text:span text:style-name="T44"> </text:span><text:span text:style-name="T14">(</text:span><text:span text:style-name="T3">mattri</text:span><text:span text:style-name="T14">(</text:span><text:span text:style-name="T3">j,</text:span><text:span text:style-name="T17">2</text:span><text:span text:style-name="T14">)</text:span><text:span text:style-name="T8">/</text:span><text:span text:style-name="T3">n</text:span><text:span text:style-name="T14">)</text:span><text:span text:style-name="T8">^</text:span><text:span text:style-name="T14">(</text:span><text:span text:style-name="T3">mattri</text:span><text:span text:style-name="T14">(</text:span><text:span text:style-name="T3">j,</text:span><text:span text:style-name="T17">2</text:span><text:span text:style-name="T14">)</text:span><text:span text:style-name="T8">/</text:span><text:span text:style-name="T3">n</text:span><text:span text:style-name="T14">)</text:span><text:span text:style-name="T3">;</text:span><text:span text:style-name="T43">//calcul si la lettre est dans le mot</text:span></text:p>
      <text:p text:style-name="Standard"><text:s text:c="4"/><text:span text:style-name="T3">iX</text:span><text:span text:style-name="T14">(</text:span><text:span text:style-name="T3">j,</text:span><text:span text:style-name="T17">1</text:span><text:span text:style-name="T14">)</text:span><text:span text:style-name="T44"> </text:span><text:span text:style-name="T8">=</text:span><text:span text:style-name="T44"> -(</text:span><text:span text:style-name="T45">log2</text:span><text:span text:style-name="T14">(</text:span><text:span text:style-name="T3">p</text:span><text:span text:style-name="T14">)</text:span><text:span text:style-name="T44"> </text:span><text:span text:style-name="T8">+</text:span><text:span text:style-name="T44"> </text:span><text:span text:style-name="T45">log2</text:span><text:span text:style-name="T14">(</text:span><text:span text:style-name="T11">inv</text:span><text:span text:style-name="T14">))</text:span><text:span text:style-name="T3">;</text:span></text:p>
      <text:p text:style-name="Standard">end</text:p>
      <text:p text:style-name="P7"/>
      <text:p text:style-name="Standard"><text:span text:style-name="T20">Cela nous donne </text:span><text:span text:style-name="T22">:</text:span></text:p>
      <table:table table:name="Tableau1" table:style-name="Tableau1">
        <table:table-column table:style-name="Tableau1.A"/>
        <table:table-column table:style-name="Tableau1.B"/>
        <table:table-row>
          <table:table-cell table:style-name="Tableau1.A1" office:value-type="string">
            <text:p text:style-name="Table_20_Contents">e</text:p>
          </table:table-cell>
          <table:table-cell table:style-name="Tableau1.B1" office:value-type="string">
            <text:p text:style-name="Table_20_Contents">0,9339</text:p>
          </table:table-cell>
        </table:table-row>
        <table:table-row>
          <table:table-cell table:style-name="Tableau1.A2" office:value-type="string">
            <text:p text:style-name="Table_20_Contents">a</text:p>
          </table:table-cell>
          <table:table-cell table:style-name="Tableau1.B2" office:value-type="string">
            <text:p text:style-name="Table_20_Contents">0,9974</text:p>
          </table:table-cell>
        </table:table-row>
        <table:table-row>
          <table:table-cell table:style-name="Tableau1.A2" office:value-type="string">
            <text:p text:style-name="Table_20_Contents">o</text:p>
          </table:table-cell>
          <table:table-cell table:style-name="Tableau1.B2" office:value-type="string">
            <text:p text:style-name="Table_20_Contents">0.9999</text:p>
          </table:table-cell>
        </table:table-row>
        <table:table-row>
          <table:table-cell table:style-name="Tableau1.A2" office:value-type="string">
            <text:p text:style-name="Table_20_Contents">r</text:p>
          </table:table-cell>
          <table:table-cell table:style-name="Tableau1.B2" office:value-type="string">
            <text:p text:style-name="Table_20_Contents">0.9952</text:p>
          </table:table-cell>
        </table:table-row>
        <table:table-row>
          <table:table-cell table:style-name="Tableau1.A2" office:value-type="string">
            <text:p text:style-name="Table_20_Contents">i</text:p>
          </table:table-cell>
          <table:table-cell table:style-name="Tableau1.B2" office:value-type="string">
            <text:p text:style-name="Table_20_Contents">0.9889</text:p>
          </table:table-cell>
        </table:table-row>
        <table:table-row>
          <table:table-cell table:style-name="Tableau1.A2" office:value-type="string">
            <text:p text:style-name="Table_20_Contents">n</text:p>
          </table:table-cell>
          <table:table-cell table:style-name="Tableau1.B2" office:value-type="string">
            <text:p text:style-name="Table_20_Contents">0.98</text:p>
          </table:table-cell>
        </table:table-row>
        <table:table-row>
          <table:table-cell table:style-name="Tableau1.A2" office:value-type="string">
            <text:p text:style-name="Table_20_Contents">u</text:p>
          </table:table-cell>
          <table:table-cell table:style-name="Tableau1.B2" office:value-type="string">
            <text:p text:style-name="Table_20_Contents">0.9567</text:p>
          </table:table-cell>
        </table:table-row>
        <table:table-row>
          <table:table-cell table:style-name="Tableau1.A2" office:value-type="string">
            <text:p text:style-name="Table_20_Contents">c</text:p>
          </table:table-cell>
          <table:table-cell table:style-name="Tableau1.B2" office:value-type="string">
            <text:p text:style-name="Table_20_Contents">0.886</text:p>
          </table:table-cell>
        </table:table-row>
        <table:table-row>
          <table:table-cell table:style-name="Tableau1.A2" office:value-type="string">
            <text:p text:style-name="Table_20_Contents">l</text:p>
          </table:table-cell>
          <table:table-cell table:style-name="Tableau1.B2" office:value-type="string">
            <text:p text:style-name="Table_20_Contents">0.8684</text:p>
          </table:table-cell>
        </table:table-row>
        <table:table-row>
          <table:table-cell table:style-name="Tableau1.A2" office:value-type="string">
            <text:p text:style-name="Table_20_Contents">t</text:p>
          </table:table-cell>
          <table:table-cell table:style-name="Tableau1.B2" office:value-type="string">
            <text:p text:style-name="Table_20_Contents">0.8684</text:p>
          </table:table-cell>
        </table:table-row>
        <table:table-row>
          <table:table-cell table:style-name="Tableau1.A2" office:value-type="string">
            <text:p text:style-name="Table_20_Contents">p</text:p>
          </table:table-cell>
          <table:table-cell table:style-name="Tableau1.B2" office:value-type="string">
            <text:p text:style-name="Table_20_Contents">0.752</text:p>
          </table:table-cell>
        </table:table-row>
        <table:table-row>
          <table:table-cell table:style-name="Tableau1.A2" office:value-type="string">
            <text:p text:style-name="Table_20_Contents">m</text:p>
          </table:table-cell>
          <table:table-cell table:style-name="Tableau1.B2" office:value-type="string">
            <text:p text:style-name="Table_20_Contents">0.6957</text:p>
          </table:table-cell>
        </table:table-row>
        <table:table-row>
          <table:table-cell table:style-name="Tableau1.A2" office:value-type="string">
            <text:p text:style-name="Table_20_Contents">s</text:p>
          </table:table-cell>
          <table:table-cell table:style-name="Tableau1.B2" office:value-type="string">
            <text:p text:style-name="Table_20_Contents">0.6957</text:p>
          </table:table-cell>
        </table:table-row>
        <table:table-row>
          <table:table-cell table:style-name="Tableau1.A2" office:value-type="string">
            <text:p text:style-name="Table_20_Contents">h</text:p>
          </table:table-cell>
          <table:table-cell table:style-name="Tableau1.B2" office:value-type="string">
            <text:p text:style-name="Table_20_Contents">0.6648</text:p>
          </table:table-cell>
        </table:table-row>
        <table:table-row>
          <table:table-cell table:style-name="Tableau1.A2" office:value-type="string">
            <text:p text:style-name="Table_20_Contents">g</text:p>
          </table:table-cell>
          <table:table-cell table:style-name="Tableau1.B2" office:value-type="string">
            <text:p text:style-name="Table_20_Contents">0.5969</text:p>
          </table:table-cell>
        </table:table-row>
        <table:table-row>
          <table:table-cell table:style-name="Tableau1.A2" office:value-type="string">
            <text:p text:style-name="Table_20_Contents">b</text:p>
          </table:table-cell>
          <table:table-cell table:style-name="Tableau1.B2" office:value-type="string">
            <text:p text:style-name="Table_20_Contents">0.5497</text:p>
          </table:table-cell>
        </table:table-row>
        <table:table-row>
          <table:table-cell table:style-name="Tableau1.A2" office:value-type="string">
            <text:p text:style-name="Table_20_Contents">d</text:p>
          </table:table-cell>
          <table:table-cell table:style-name="Tableau1.B2" office:value-type="string">
            <text:p text:style-name="Table_20_Contents">0.5195</text:p>
          </table:table-cell>
        </table:table-row>
        <table:table-row>
          <table:table-cell table:style-name="Tableau1.A2" office:value-type="string">
            <text:p text:style-name="Table_20_Contents">v</text:p>
          </table:table-cell>
          <table:table-cell table:style-name="Tableau1.B2" office:value-type="string">
            <text:p text:style-name="Table_20_Contents">0.3552</text:p>
          </table:table-cell>
        </table:table-row>
        <table:table-row>
          <table:table-cell table:style-name="Tableau1.A2" office:value-type="string">
            <text:p text:style-name="Table_20_Contents">f</text:p>
          </table:table-cell>
          <table:table-cell table:style-name="Tableau1.B2" office:value-type="string">
            <text:p text:style-name="Table_20_Contents">0.299</text:p>
          </table:table-cell>
        </table:table-row>
        <table:table-row>
          <table:table-cell table:style-name="Tableau1.A2" office:value-type="string">
            <text:p text:style-name="Table_20_Contents">y</text:p>
          </table:table-cell>
          <table:table-cell table:style-name="Tableau1.B2" office:value-type="string">
            <text:p text:style-name="Table_20_Contents">0.2689</text:p>
          </table:table-cell>
        </table:table-row>
        <table:table-row>
          <table:table-cell table:style-name="Tableau1.A2" office:value-type="string">
            <text:p text:style-name="Table_20_Contents">q</text:p>
          </table:table-cell>
          <table:table-cell table:style-name="Tableau1.B2" office:value-type="string">
            <text:p text:style-name="Table_20_Contents">0.2532</text:p>
          </table:table-cell>
        </table:table-row>
        <table:table-row>
          <table:table-cell table:style-name="Tableau1.A2" office:value-type="string">
            <text:p text:style-name="Table_20_Contents">k</text:p>
          </table:table-cell>
          <table:table-cell table:style-name="Tableau1.B2" office:value-type="string">
            <text:p text:style-name="Table_20_Contents">0.1281</text:p>
          </table:table-cell>
        </table:table-row>
        <table:table-row>
          <table:table-cell table:style-name="Tableau1.A2" office:value-type="string">
            <text:p text:style-name="Table_20_Contents">z</text:p>
          </table:table-cell>
          <table:table-cell table:style-name="Tableau1.B2" office:value-type="string">
            <text:p text:style-name="Table_20_Contents">0.1281</text:p>
          </table:table-cell>
        </table:table-row>
        <table:table-row>
          <table:table-cell table:style-name="Tableau1.A2" office:value-type="string">
            <text:p text:style-name="Table_20_Contents">x</text:p>
          </table:table-cell>
          <table:table-cell table:style-name="Tableau1.B2" office:value-type="string">
            <text:p text:style-name="Table_20_Contents">0.1071</text:p>
          </table:table-cell>
        </table:table-row>
        <table:table-row>
          <table:table-cell table:style-name="Tableau1.A2" office:value-type="string">
            <text:p text:style-name="Table_20_Contents">j</text:p>
          </table:table-cell>
          <table:table-cell table:style-name="Tableau1.B2" office:value-type="string">
            <text:p text:style-name="Table_20_Contents">0.0607</text:p>
          </table:table-cell>
        </table:table-row>
        <table:table-row>
          <table:table-cell table:style-name="Tableau1.A2" office:value-type="string">
            <text:p text:style-name="Table_20_Contents">w</text:p>
          </table:table-cell>
          <table:table-cell table:style-name="Tableau1.B2" office:value-type="string">
            <text:p text:style-name="Table_20_Contents">0.0339</text:p>
          </table:table-cell>
        </table:table-row>
      </table:table>
      <text:p text:style-name="Standard"/>
      <text:list xml:id="list28443861" text:continue-numbering="true" text:style-name="L3">
        <text:list-item>
          <text:list>
            <text:list-item>
              <text:p text:style-name="P33"><text:span text:style-name="T49">Première question</text:span></text:p>
            </text:list-item>
          </text:list>
        </text:list-item>
      </text:list>
      <text:p text:style-name="P5"><text:tab/>Le programme doit choisir la lettre 'o', pour maximiser l'information. Car pour la lettre 'o', l'entropie est de 0.9999, qui est le maximum du tableau. En voici le code : </text:p>
      <text:p text:style-name="P5"/>
      <text:p text:style-name="Standard"><text:span text:style-name="T13">[</text:span><text:span text:style-name="T2">m,k</text:span><text:span text:style-name="T13">]</text:span> <text:span text:style-name="T7">=</text:span> <text:span text:style-name="T2">max</text:span><text:span text:style-name="T13">(</text:span><text:span text:style-name="T2">iX,</text:span><text:span text:style-name="T16">'r'</text:span><text:span text:style-name="T13">)</text:span><text:span text:style-name="T2">;</text:span></text:p>
      <text:p text:style-name="Standard"><text:span text:style-name="T21">firstLetter</text:span><text:span text:style-name="T32"> </text:span><text:span text:style-name="T24">=</text:span><text:span text:style-name="T32"> </text:span><text:span text:style-name="T21">K</text:span><text:span text:style-name="T27">(</text:span><text:span text:style-name="T21">k</text:span><text:span text:style-name="T27">)</text:span><text:span text:style-name="T21">;</text:span></text:p>
      <text:p text:style-name="P5"/>
      <text:list xml:id="list28416253" text:continue-numbering="true" text:style-name="L3">
        <text:list-item>
          <text:list>
            <text:list-item>
              <text:p text:style-name="P21"><text:soft-page-break/>Partage</text:p>
            </text:list-item>
          </text:list>
        </text:list-item>
      </text:list>
      <text:p text:style-name="Standard"><text:tab/>Voici l<text:span text:style-name="T36">a fonction partage :</text:span></text:p>
      <text:p text:style-name="P10"/>
      <text:p text:style-name="P10"><text:span text:style-name="T46">function</text:span> <text:span text:style-name="T13">[</text:span><text:span text:style-name="T47">A</text:span><text:span text:style-name="T2">, </text:span><text:span text:style-name="T47">B</text:span><text:span text:style-name="T2">, </text:span><text:span text:style-name="T47">i</text:span><text:span text:style-name="T13">]</text:span><text:span text:style-name="T7">=</text:span><text:span text:style-name="T6">partage</text:span><text:span text:style-name="T13">(</text:span><text:span text:style-name="T47">I</text:span><text:span text:style-name="T13">)</text:span></text:p>
      <text:p text:style-name="P10"><text:s text:c="4"/><text:span text:style-name="T3">rel</text:span><text:span text:style-name="T8">=</text:span><text:span text:style-name="T3">mat</text:span><text:span text:style-name="T14">(</text:span><text:span text:style-name="T39">:</text:span><text:span text:style-name="T3">,</text:span><text:span text:style-name="T48">I</text:span><text:span text:style-name="T14">)</text:span><text:span text:style-name="T3">;</text:span></text:p>
      <text:p text:style-name="P10"><text:s text:c="4"/><text:span text:style-name="T3">nrel</text:span><text:span text:style-name="T8">=</text:span><text:span text:style-name="T3">size</text:span><text:span text:style-name="T14">(</text:span><text:span text:style-name="T3">rel,</text:span><text:span text:style-name="T17">"c"</text:span><text:span text:style-name="T14">)</text:span><text:span text:style-name="T3">;</text:span></text:p>
      <text:p text:style-name="P10"><text:s text:c="4"/><text:span text:style-name="T3">hrel</text:span><text:span text:style-name="T8">=</text:span><text:span text:style-name="T3">zeros</text:span><text:span text:style-name="T14">(</text:span><text:span text:style-name="T17">1</text:span><text:span text:style-name="T3">,size</text:span><text:span text:style-name="T14">(</text:span><text:span text:style-name="T3">rel,</text:span><text:span text:style-name="T17">1</text:span><text:span text:style-name="T14">))</text:span><text:span text:style-name="T3">;</text:span></text:p>
      <text:p text:style-name="P10"><text:s text:c="4"/><text:span text:style-name="T41">for</text:span><text:span text:style-name="T44"> </text:span><text:span text:style-name="T3">k</text:span><text:span text:style-name="T8">=</text:span><text:span text:style-name="T17">1</text:span><text:span text:style-name="T39">:</text:span><text:span text:style-name="T3">size</text:span><text:span text:style-name="T14">(</text:span><text:span text:style-name="T3">rel,</text:span><text:span text:style-name="T17">1</text:span><text:span text:style-name="T14">)</text:span></text:p>
      <text:p text:style-name="P10"><text:s text:c="8"/><text:span text:style-name="T3">hrel</text:span><text:span text:style-name="T14">(</text:span><text:span text:style-name="T3">k</text:span><text:span text:style-name="T14">)</text:span><text:span text:style-name="T8">=</text:span><text:span text:style-name="T3">sum</text:span><text:span text:style-name="T14">(</text:span><text:span text:style-name="T3">rel</text:span><text:span text:style-name="T14">(</text:span><text:span text:style-name="T3">k,</text:span><text:span text:style-name="T39">:</text:span><text:span text:style-name="T14">))</text:span><text:span text:style-name="T3">;</text:span></text:p>
      <text:p text:style-name="P10"><text:s text:c="4"/><text:span text:style-name="T41">end</text:span><text:span text:style-name="T3">;</text:span></text:p>
      <text:p text:style-name="P10"><text:s text:c="4"/><text:span text:style-name="T43">//calcul de i par l'entropie</text:span></text:p>
      <text:p text:style-name="P10"><text:s text:c="4"/><text:span text:style-name="T3">entropierel</text:span><text:span text:style-name="T44"> </text:span><text:span text:style-name="T8">=</text:span><text:span text:style-name="T44"> </text:span><text:span text:style-name="T8">-</text:span><text:span text:style-name="T14">(</text:span><text:span text:style-name="T3">log</text:span><text:span text:style-name="T14">((</text:span><text:span text:style-name="T3">hrel</text:span><text:span text:style-name="T8">./</text:span><text:span text:style-name="T3">nrel</text:span><text:span text:style-name="T14">)</text:span><text:span text:style-name="T8">.^</text:span><text:span text:style-name="T14">(</text:span><text:span text:style-name="T3">hrel</text:span><text:span text:style-name="T8">./</text:span><text:span text:style-name="T3">nrel</text:span><text:span text:style-name="T14">))</text:span><text:span text:style-name="T44"> </text:span><text:span text:style-name="T8">+</text:span><text:span text:style-name="T44"> </text:span><text:span text:style-name="T3">log</text:span><text:span text:style-name="T14">((</text:span><text:span text:style-name="T17">1</text:span><text:span text:style-name="T8">-</text:span><text:span text:style-name="T3">hrel</text:span><text:span text:style-name="T8">./</text:span><text:span text:style-name="T3">nrel</text:span><text:span text:style-name="T14">)</text:span><text:span text:style-name="T8">.^</text:span><text:span text:style-name="T14">(</text:span><text:span text:style-name="T17">1</text:span><text:span text:style-name="T8">-</text:span><text:span text:style-name="T3">hrel</text:span><text:span text:style-name="T8">./</text:span><text:span text:style-name="T3">nrel</text:span><text:span text:style-name="T14">)))</text:span><text:span text:style-name="T3">;</text:span></text:p>
      <text:p text:style-name="P10"><text:s text:c="4"/><text:span text:style-name="T14">[</text:span><text:span text:style-name="T3">m,</text:span><text:span text:style-name="T48">i</text:span><text:span text:style-name="T14">]</text:span><text:span text:style-name="T8">=</text:span><text:span text:style-name="T3">max</text:span><text:span text:style-name="T14">(</text:span><text:span text:style-name="T3">entropierel</text:span><text:span text:style-name="T14">)</text:span><text:span text:style-name="T3">;</text:span></text:p>
      <text:p text:style-name="P10"/>
      <text:p text:style-name="P10"><text:s text:c="4"/><text:span text:style-name="T43">//calcul de A</text:span></text:p>
      <text:p text:style-name="P10"><text:s text:c="4"/><text:span text:style-name="T48">A</text:span><text:span text:style-name="T8">=</text:span><text:span text:style-name="T14">[]</text:span><text:span text:style-name="T3">;</text:span></text:p>
      <text:p text:style-name="P10"><text:s text:c="4"/><text:span text:style-name="T41">for</text:span><text:span text:style-name="T44"> </text:span><text:span text:style-name="T3">k</text:span><text:span text:style-name="T8">=</text:span><text:span text:style-name="T17">1</text:span><text:span text:style-name="T39">:</text:span><text:span text:style-name="T3">n</text:span></text:p>
      <text:p text:style-name="P10"><text:s text:c="8"/><text:span text:style-name="T48">A</text:span><text:span text:style-name="T44"> </text:span><text:span text:style-name="T8">=</text:span><text:span text:style-name="T44"> </text:span><text:span text:style-name="T14">[</text:span><text:span text:style-name="T48">A</text:span><text:span text:style-name="T3">,</text:span><text:span text:style-name="T48">I</text:span><text:span text:style-name="T14">(</text:span><text:span text:style-name="T3">k</text:span><text:span text:style-name="T14">)</text:span><text:span text:style-name="T44"> </text:span><text:span text:style-name="T8">&amp;</text:span><text:span text:style-name="T44"> </text:span><text:span text:style-name="T14">(</text:span><text:span text:style-name="T3">mat</text:span><text:span text:style-name="T14">(</text:span><text:span text:style-name="T48">i</text:span><text:span text:style-name="T3">,k</text:span><text:span text:style-name="T14">)</text:span><text:span text:style-name="T44"> </text:span><text:span text:style-name="T8">==</text:span><text:span text:style-name="T44"> </text:span><text:span text:style-name="T17">1</text:span><text:span text:style-name="T14">)]</text:span><text:span text:style-name="T3">;</text:span></text:p>
      <text:p text:style-name="P10"><text:s text:c="4"/><text:span text:style-name="T41">end</text:span></text:p>
      <text:p text:style-name="P10"><text:s text:c="4"/></text:p>
      <text:p text:style-name="P10"><text:s text:c="4"/><text:span text:style-name="T43">//calcul de B</text:span></text:p>
      <text:p text:style-name="P10"><text:s text:c="4"/><text:span text:style-name="T48">B</text:span><text:span text:style-name="T8">=</text:span><text:span text:style-name="T14">[]</text:span><text:span text:style-name="T3">;</text:span></text:p>
      <text:p text:style-name="P10"><text:s text:c="4"/><text:span text:style-name="T41">for</text:span><text:span text:style-name="T44"> </text:span><text:span text:style-name="T3">k</text:span><text:span text:style-name="T8">=</text:span><text:span text:style-name="T17">1</text:span><text:span text:style-name="T39">:</text:span><text:span text:style-name="T3">n</text:span></text:p>
      <text:p text:style-name="P10"><text:s text:c="8"/><text:span text:style-name="T48">B</text:span><text:span text:style-name="T44"> </text:span><text:span text:style-name="T8">=</text:span><text:span text:style-name="T44"> </text:span><text:span text:style-name="T14">[</text:span><text:span text:style-name="T48">B</text:span><text:span text:style-name="T3">,</text:span><text:span text:style-name="T48">I</text:span><text:span text:style-name="T14">(</text:span><text:span text:style-name="T3">k</text:span><text:span text:style-name="T14">)</text:span><text:span text:style-name="T44"> </text:span><text:span text:style-name="T8">&amp;</text:span><text:span text:style-name="T44"> </text:span><text:span text:style-name="T14">(</text:span><text:span text:style-name="T3">mat</text:span><text:span text:style-name="T14">(</text:span><text:span text:style-name="T48">i</text:span><text:span text:style-name="T3">,k</text:span><text:span text:style-name="T14">)</text:span><text:span text:style-name="T44"> </text:span><text:span text:style-name="T8">==</text:span><text:span text:style-name="T44"> </text:span><text:span text:style-name="T17">0</text:span><text:span text:style-name="T14">)]</text:span><text:span text:style-name="T3">;</text:span></text:p>
      <text:p text:style-name="P10"><text:s text:c="4"/><text:span text:style-name="T41">end</text:span></text:p>
      <text:p text:style-name="P9">endfunction</text:p>
      <text:p text:style-name="P9"/>
      <text:list xml:id="list28423483" text:continue-numbering="true" text:style-name="L3">
        <text:list-item>
          <text:list>
            <text:list-item>
              <text:p text:style-name="P21">Que fait ce code ?</text:p>
            </text:list-item>
          </text:list>
        </text:list-item>
      </text:list>
      <text:p text:style-name="P8"/>
      <text:p text:style-name="P10"><text:span text:style-name="T2">I</text:span><text:span text:style-name="T7">=</text:span><text:span text:style-name="T13">([</text:span><text:span text:style-name="T16">1</text:span><text:span text:style-name="T38">:</text:span><text:span text:style-name="T2">n</text:span><text:span text:style-name="T13">]</text:span><text:span text:style-name="T7">&gt;</text:span><text:span text:style-name="T16">0</text:span><text:span text:style-name="T13">)</text:span><text:span text:style-name="T2">;</text:span></text:p>
      <text:p text:style-name="P10"><text:span text:style-name="T13">[</text:span><text:span text:style-name="T2">A,B,i</text:span><text:span text:style-name="T13">]</text:span><text:span text:style-name="T7">=</text:span><text:span text:style-name="T2">partage</text:span><text:span text:style-name="T13">(</text:span><text:span text:style-name="T2">I</text:span><text:span text:style-name="T13">)</text:span><text:span text:style-name="T2">;</text:span></text:p>
      <text:p text:style-name="P10"><text:span text:style-name="T2">secondeLettre</text:span> <text:span text:style-name="T7">=</text:span> <text:span text:style-name="T2">code2str</text:span><text:span text:style-name="T13">(</text:span><text:span text:style-name="T2">i</text:span><text:span text:style-name="T13">)</text:span><text:span text:style-name="T2">;</text:span> <text:span text:style-name="T43">//retourne "o"</text:span></text:p>
      <text:p text:style-name="P10"><text:span text:style-name="T2">motContenantLaSecondeLettre</text:span> <text:span text:style-name="T7">=</text:span> <text:span text:style-name="T2">sum</text:span><text:span text:style-name="T13">(</text:span><text:span text:style-name="T2">A</text:span><text:span text:style-name="T13">)</text:span><text:span text:style-name="T2">;</text:span> <text:span text:style-name="T43">//retourne 140</text:span></text:p>
      <text:p text:style-name="P10"><text:span text:style-name="T2">motNeContenantPasLaSecondeLettre</text:span> <text:span text:style-name="T7">=</text:span> <text:span text:style-name="T2">sum</text:span><text:span text:style-name="T13">(</text:span><text:span text:style-name="T2">B</text:span><text:span text:style-name="T13">)</text:span><text:span text:style-name="T2">;</text:span> <text:span text:style-name="T43">//retourne 143</text:span></text:p>
      <text:p text:style-name="P11">//3e lettre en prenant comme deuxieme lettre le "o"</text:p>
      <text:p text:style-name="P10"><text:span text:style-name="T13">[</text:span><text:span text:style-name="T2">C,D,j</text:span><text:span text:style-name="T13">]</text:span><text:span text:style-name="T7">=</text:span><text:span text:style-name="T2">partage</text:span><text:span text:style-name="T13">(</text:span><text:span text:style-name="T2">A</text:span><text:span text:style-name="T13">)</text:span><text:span text:style-name="T2">;</text:span></text:p>
      <text:p text:style-name="P10"><text:span text:style-name="T2">TLettre1</text:span> <text:span text:style-name="T7">=</text:span> <text:span text:style-name="T2">code2str</text:span><text:span text:style-name="T13">(</text:span><text:span text:style-name="T2">j</text:span><text:span text:style-name="T13">)</text:span><text:span text:style-name="T2">;</text:span> <text:span text:style-name="T43">//retourne "e"</text:span></text:p>
      <text:p text:style-name="P10"><text:span text:style-name="T2">mCLTL1</text:span> <text:span text:style-name="T7">=</text:span> <text:span text:style-name="T2">sum</text:span><text:span text:style-name="T13">(</text:span><text:span text:style-name="T2">C</text:span><text:span text:style-name="T13">)</text:span><text:span text:style-name="T2">;</text:span> <text:span text:style-name="T43">//retourne 71</text:span></text:p>
      <text:p text:style-name="P10"><text:span text:style-name="T2">mNCPLTL1</text:span> <text:span text:style-name="T7">=</text:span> <text:span text:style-name="T2">sum</text:span><text:span text:style-name="T13">(</text:span><text:span text:style-name="T2">D</text:span><text:span text:style-name="T13">)</text:span><text:span text:style-name="T2">;</text:span> <text:span text:style-name="T43">//69</text:span></text:p>
      <text:p text:style-name="P10"><text:span text:style-name="T43">//3e lettre en ne prenant pas le "f"</text:span><text:span text:style-name="T42"> </text:span><text:span text:style-name="T43">en deuxieme lettre</text:span></text:p>
      <text:p text:style-name="P10"><text:span text:style-name="T13">[</text:span><text:span text:style-name="T2">E,F,k</text:span><text:span text:style-name="T13">]</text:span><text:span text:style-name="T7">=</text:span><text:span text:style-name="T2">partage</text:span><text:span text:style-name="T13">(</text:span><text:span text:style-name="T2">B</text:span><text:span text:style-name="T13">)</text:span><text:span text:style-name="T2">;</text:span></text:p>
      <text:p text:style-name="P10"><text:span text:style-name="T2">TLettre2</text:span> <text:span text:style-name="T7">=</text:span> <text:span text:style-name="T2">code2str</text:span><text:span text:style-name="T13">(</text:span><text:span text:style-name="T2">k</text:span><text:span text:style-name="T13">)</text:span><text:span text:style-name="T2">;</text:span><text:span text:style-name="T43">//retourne "r"</text:span></text:p>
      <text:p text:style-name="P10"><text:span text:style-name="T2">mCLTL2</text:span> <text:span text:style-name="T7">=</text:span> <text:span text:style-name="T2">sum</text:span><text:span text:style-name="T13">(</text:span><text:span text:style-name="T2">E</text:span><text:span text:style-name="T13">)</text:span><text:span text:style-name="T2">;</text:span><text:span text:style-name="T43">//retourne 70</text:span></text:p>
      <text:p text:style-name="P10"><text:span text:style-name="T21">mNCPLTL2</text:span><text:span text:style-name="T32"> </text:span><text:span text:style-name="T24">=</text:span><text:span text:style-name="T32"> </text:span><text:span text:style-name="T21">sum</text:span><text:span text:style-name="T27">(</text:span><text:span text:style-name="T21">F</text:span><text:span text:style-name="T27">)</text:span><text:span text:style-name="T21">;</text:span><text:span text:style-name="T31">//retourne 73</text:span></text:p>
      <text:p text:style-name="P8"/>
      <text:list xml:id="list28419580" text:continue-numbering="true" text:style-name="L3">
        <text:list-item>
          <text:list>
            <text:list-item>
              <text:p text:style-name="P21">A vous de jouer</text:p>
            </text:list-item>
          </text:list>
        </text:list-item>
      </text:list>
      <text:p text:style-name="P5">Choisissez le nom d'un animal...</text:p>
      <text:p text:style-name="P5"/>
      <text:p text:style-name="P5">Ce mot contient-il la lettre o ? [o/n] </text:p>
      <text:p text:style-name="P5">--&gt;o</text:p>
      <text:p text:style-name="P5">Ce mot contient-il la lettre e ? [o/n] </text:p>
      <text:p text:style-name="P5">--&gt;o</text:p>
      <text:p text:style-name="P5"><text:soft-page-break/>Ce mot contient-il la lettre r ? [o/n] </text:p>
      <text:p text:style-name="P5">--&gt;n</text:p>
      <text:p text:style-name="P5">Ce mot contient-il la lettre n ? [o/n] </text:p>
      <text:p text:style-name="P5">--&gt;n</text:p>
      <text:p text:style-name="P5">Ce mot contient-il la lettre t ? [o/n] </text:p>
      <text:p text:style-name="P5">--&gt;o</text:p>
      <text:p text:style-name="P5">Ce mot contient-il la lettre u ? [o/n] </text:p>
      <text:p text:style-name="P5">--&gt;n</text:p>
      <text:p text:style-name="P5">Ce mot contient-il la lettre a ? [o/n] </text:p>
      <text:p text:style-name="P5">--&gt;o</text:p>
      <text:p text:style-name="P5">Ce mot contient-il la lettre c ? [o/n] </text:p>
      <text:p text:style-name="P5">--&gt;o</text:p>
      <text:p text:style-name="P5">L'animal est un(e) cacatoes</text:p>
      <text:p text:style-name="P5"/>
      <text:list xml:id="list28431675" text:continue-numbering="true" text:style-name="L3">
        <text:list-item>
          <text:list>
            <text:list-item>
              <text:p text:style-name="P21">Pour continuer</text:p>
              <text:list>
                <text:list-item>
                  <text:p text:style-name="P24">La profondeur maximale de l'arbre.</text:p>
                </text:list-item>
              </text:list>
            </text:list-item>
          </text:list>
        </text:list-item>
      </text:list>
      <text:p text:style-name="P15"><text:span text:style-name="T46">function</text:span> <text:span text:style-name="T47">maximum</text:span><text:span text:style-name="T7">=</text:span><text:span text:style-name="T6">arbre</text:span><text:span text:style-name="T13">(</text:span><text:span text:style-name="T47">I</text:span><text:span text:style-name="T2">, </text:span><text:span text:style-name="T47">str</text:span><text:span text:style-name="T13">)</text:span></text:p>
      <text:p text:style-name="P16"><text:s text:c="4"/><text:span text:style-name="T41">if</text:span><text:span text:style-name="T44"> </text:span><text:span text:style-name="T14">(</text:span><text:span text:style-name="T11">sum</text:span><text:span text:style-name="T14">(</text:span><text:span text:style-name="T48">I</text:span><text:span text:style-name="T14">)</text:span><text:span text:style-name="T8">&gt;</text:span><text:span text:style-name="T17">1</text:span><text:span text:style-name="T14">)</text:span><text:span text:style-name="T44"> </text:span><text:span text:style-name="T41">then</text:span></text:p>
      <text:p text:style-name="P16"><text:s text:c="8"/><text:span text:style-name="T14">[</text:span><text:span text:style-name="T3">A,B,i</text:span><text:span text:style-name="T14">]</text:span><text:span text:style-name="T8">=</text:span><text:span text:style-name="T3">partage</text:span><text:span text:style-name="T14">(</text:span><text:span text:style-name="T48">I</text:span><text:span text:style-name="T14">)</text:span><text:span text:style-name="T3">;</text:span></text:p>
      <text:p text:style-name="P16"><text:s text:c="8"/><text:span text:style-name="T3">maxiA</text:span><text:span text:style-name="T44"> </text:span><text:span text:style-name="T8">=</text:span><text:span text:style-name="T44"> </text:span><text:span text:style-name="T4">arbre</text:span><text:span text:style-name="T14">(</text:span><text:span text:style-name="T3">A,</text:span><text:span text:style-name="T48">str</text:span><text:span text:style-name="T8">+</text:span><text:span text:style-name="T17">'| '</text:span><text:span text:style-name="T14">)</text:span><text:span text:style-name="T3">;</text:span></text:p>
      <text:p text:style-name="P16"><text:s text:c="8"/><text:span text:style-name="T11">printf</text:span><text:span text:style-name="T14">(</text:span><text:span text:style-name="T17">"%s%c (%i,%i)\n"</text:span><text:span text:style-name="T3">,</text:span><text:span text:style-name="T48">str</text:span><text:span text:style-name="T3">,</text:span><text:span text:style-name="T11">code2str</text:span><text:span text:style-name="T14">(</text:span><text:span text:style-name="T3">i</text:span><text:span text:style-name="T14">)</text:span><text:span text:style-name="T3">,</text:span><text:span text:style-name="T11">sum</text:span><text:span text:style-name="T14">(</text:span><text:span text:style-name="T3">A</text:span><text:span text:style-name="T14">)</text:span><text:span text:style-name="T3">,</text:span><text:span text:style-name="T11">sum</text:span><text:span text:style-name="T14">(</text:span><text:span text:style-name="T3">B</text:span><text:span text:style-name="T14">))</text:span><text:span text:style-name="T3">;</text:span></text:p>
      <text:p text:style-name="P16"><text:s text:c="8"/><text:span text:style-name="T3">maxiB</text:span><text:span text:style-name="T44"> </text:span><text:span text:style-name="T8">=</text:span><text:span text:style-name="T44"> </text:span><text:span text:style-name="T4">arbre</text:span><text:span text:style-name="T14">(</text:span><text:span text:style-name="T3">B,</text:span><text:span text:style-name="T48">str</text:span><text:span text:style-name="T8">+</text:span><text:span text:style-name="T17">'| '</text:span><text:span text:style-name="T14">)</text:span><text:span text:style-name="T3">;</text:span></text:p>
      <text:p text:style-name="P16"><text:s text:c="8"/><text:span text:style-name="T48">maximum</text:span><text:span text:style-name="T44"> </text:span><text:span text:style-name="T8">=</text:span><text:span text:style-name="T44"> </text:span><text:span text:style-name="T17">1</text:span><text:span text:style-name="T44"> </text:span><text:span text:style-name="T8">+</text:span><text:span text:style-name="T44"> </text:span><text:span text:style-name="T11">max</text:span><text:span text:style-name="T14">(</text:span><text:span text:style-name="T3">maxiA,maxiB</text:span><text:span text:style-name="T14">)</text:span><text:span text:style-name="T3">;</text:span></text:p>
      <text:p text:style-name="P16"><text:s text:c="4"/><text:span text:style-name="T41">else</text:span></text:p>
      <text:p text:style-name="P16"><text:s text:c="8"/><text:span text:style-name="T11">printf</text:span><text:span text:style-name="T14">(</text:span><text:span text:style-name="T17">"%s -&gt; %s\n"</text:span><text:span text:style-name="T3">,</text:span><text:span text:style-name="T48">str</text:span><text:span text:style-name="T3">,noms</text:span><text:span text:style-name="T14">(</text:span><text:span text:style-name="T48">I</text:span><text:span text:style-name="T14">))</text:span><text:span text:style-name="T3">;</text:span></text:p>
      <text:p text:style-name="P16"><text:s text:c="8"/><text:span text:style-name="T48">maximum</text:span><text:span text:style-name="T44"> </text:span><text:span text:style-name="T8">=</text:span><text:span text:style-name="T44"> </text:span><text:span text:style-name="T17">0</text:span><text:span text:style-name="T3">;</text:span></text:p>
      <text:p text:style-name="Standard"><text:s text:c="4"/><text:span text:style-name="T41">end</text:span></text:p>
      <text:p text:style-name="P26">endfunction</text:p>
      <text:p text:style-name="P26"/>
      <text:p text:style-name="P28"><text:tab/>La profondeur maximale de l'arbre est de 10.</text:p>
      <text:p text:style-name="P28"/>
      <text:list xml:id="list28446227" text:continue-numbering="true" text:style-name="L3">
        <text:list-item>
          <text:list>
            <text:list-item>
              <text:list>
                <text:list-item>
                  <text:p text:style-name="P25">les mots les plus défavorables.</text:p>
                </text:list-item>
              </text:list>
            </text:list-item>
          </text:list>
        </text:list-item>
      </text:list>
      <text:p text:style-name="P10"><text:tab/>Voici la fonction qui permet de Les mots qui nécessitent le plus de questions possibles sont : </text:p>
      <text:p text:style-name="P10"><text:span text:style-name="T46">function</text:span> <text:span text:style-name="T47">maximum</text:span><text:span text:style-name="T7">=</text:span><text:span text:style-name="T6">arbre</text:span><text:span text:style-name="T13">(</text:span><text:span text:style-name="T47">I</text:span><text:span text:style-name="T2">, </text:span><text:span text:style-name="T47">str</text:span><text:span text:style-name="T2">, </text:span><text:span text:style-name="T47">profondeurActuelle</text:span><text:span text:style-name="T2">, </text:span><text:span text:style-name="T47">profondeurMax</text:span><text:span text:style-name="T13">)</text:span></text:p>
      <text:p text:style-name="P10"><text:s text:c="4"/><text:span text:style-name="T41">if</text:span><text:span text:style-name="T44"> </text:span><text:span text:style-name="T14">(</text:span><text:span text:style-name="T11">sum</text:span><text:span text:style-name="T14">(</text:span><text:span text:style-name="T48">I</text:span><text:span text:style-name="T14">)</text:span><text:span text:style-name="T8">&gt;</text:span><text:span text:style-name="T17">1</text:span><text:span text:style-name="T14">)</text:span><text:span text:style-name="T44"> </text:span><text:span text:style-name="T41">then</text:span></text:p>
      <text:p text:style-name="P10"><text:s text:c="8"/><text:span text:style-name="T48">profondeurActuelle</text:span><text:span text:style-name="T44"> </text:span><text:span text:style-name="T8">=</text:span><text:span text:style-name="T44"> </text:span><text:span text:style-name="T48">profondeurActuelle</text:span><text:span text:style-name="T44"> </text:span><text:span text:style-name="T8">+</text:span><text:span text:style-name="T17">1</text:span><text:span text:style-name="T3">;</text:span></text:p>
      <text:p text:style-name="P10"><text:s text:c="8"/><text:span text:style-name="T14">[</text:span><text:span text:style-name="T3">A,B,i</text:span><text:span text:style-name="T14">]</text:span><text:span text:style-name="T8">=</text:span><text:span text:style-name="T3">partage</text:span><text:span text:style-name="T14">(</text:span><text:span text:style-name="T48">I</text:span><text:span text:style-name="T14">)</text:span><text:span text:style-name="T3">;</text:span></text:p>
      <text:p text:style-name="P10"><text:s text:c="8"/><text:span text:style-name="T3">maxiA</text:span><text:span text:style-name="T44"> </text:span><text:span text:style-name="T8">=</text:span><text:span text:style-name="T44"> </text:span><text:span text:style-name="T4">arbre</text:span><text:span text:style-name="T14">(</text:span><text:span text:style-name="T3">A,</text:span><text:span text:style-name="T48">str</text:span><text:span text:style-name="T8">+</text:span><text:span text:style-name="T17">'| '</text:span><text:span text:style-name="T3">,</text:span><text:span text:style-name="T48">profondeurActuelle</text:span><text:span text:style-name="T3">,</text:span><text:span text:style-name="T44"> </text:span><text:span text:style-name="T48">profondeurMax</text:span><text:span text:style-name="T14">)</text:span><text:span text:style-name="T3">;</text:span></text:p>
      <text:p text:style-name="P10"><text:s text:c="8"/><text:span text:style-name="T11">printf</text:span><text:span text:style-name="T14">(</text:span><text:span text:style-name="T17">"%s%c (%i,%i)\n"</text:span><text:span text:style-name="T3">,</text:span><text:span text:style-name="T48">str</text:span><text:span text:style-name="T3">,</text:span><text:span text:style-name="T11">code2str</text:span><text:span text:style-name="T14">(</text:span><text:span text:style-name="T3">i</text:span><text:span text:style-name="T14">)</text:span><text:span text:style-name="T3">,</text:span><text:span text:style-name="T11">sum</text:span><text:span text:style-name="T14">(</text:span><text:span text:style-name="T3">A</text:span><text:span text:style-name="T14">)</text:span><text:span text:style-name="T3">,</text:span><text:span text:style-name="T11">sum</text:span><text:span text:style-name="T14">(</text:span><text:span text:style-name="T3">B</text:span><text:span text:style-name="T14">))</text:span><text:span text:style-name="T3">;</text:span></text:p>
      <text:p text:style-name="P10"><text:s text:c="8"/><text:span text:style-name="T3">maxiB</text:span><text:span text:style-name="T44"> </text:span><text:span text:style-name="T8">=</text:span><text:span text:style-name="T44"> </text:span><text:span text:style-name="T4">arbre</text:span><text:span text:style-name="T14">(</text:span><text:span text:style-name="T3">B,</text:span><text:span text:style-name="T48">str</text:span><text:span text:style-name="T8">+</text:span><text:span text:style-name="T17">'| '</text:span><text:span text:style-name="T3">,</text:span><text:span text:style-name="T48">profondeurActuelle</text:span><text:span text:style-name="T3">,</text:span><text:span text:style-name="T44"> </text:span><text:span text:style-name="T48">profondeurMax</text:span><text:span text:style-name="T14">)</text:span><text:span text:style-name="T3">;</text:span></text:p>
      <text:p text:style-name="P10"><text:s text:c="8"/><text:span text:style-name="T48">maximum</text:span><text:span text:style-name="T44"> </text:span><text:span text:style-name="T8">=</text:span><text:span text:style-name="T44"> </text:span><text:span text:style-name="T17">1</text:span><text:span text:style-name="T44"> </text:span><text:span text:style-name="T8">+</text:span><text:span text:style-name="T44"> </text:span><text:span text:style-name="T11">max</text:span><text:span text:style-name="T14">(</text:span><text:span text:style-name="T3">maxiA,maxiB</text:span><text:span text:style-name="T14">)</text:span><text:span text:style-name="T3">;</text:span></text:p>
      <text:p text:style-name="P10"><text:s text:c="4"/><text:span text:style-name="T41">else</text:span></text:p>
      <text:p text:style-name="P10"><text:s text:c="8"/><text:span text:style-name="T41">if</text:span><text:span text:style-name="T44"> </text:span><text:span text:style-name="T48">profondeurActuelle</text:span><text:span text:style-name="T44"> </text:span><text:span text:style-name="T8">==</text:span><text:span text:style-name="T48">profondeurMax</text:span><text:span text:style-name="T44"> </text:span><text:span text:style-name="T41">then</text:span></text:p>
      <text:p text:style-name="P10"><text:s text:c="12"/><text:span text:style-name="T11">global</text:span><text:span text:style-name="T44"> </text:span><text:span text:style-name="T17">elements</text:span><text:span text:style-name="T3">;</text:span></text:p>
      <text:p text:style-name="P10"><text:s text:c="12"/><text:span text:style-name="T3">elements</text:span><text:span text:style-name="T44"> </text:span><text:span text:style-name="T8">=</text:span><text:span text:style-name="T44"> </text:span><text:span text:style-name="T14">[</text:span><text:span text:style-name="T3">elements</text:span><text:span text:style-name="T44"> </text:span><text:span text:style-name="T3">noms</text:span><text:span text:style-name="T14">(</text:span><text:span text:style-name="T48">I</text:span><text:span text:style-name="T14">)]</text:span><text:span text:style-name="T3">;</text:span></text:p>
      <text:p text:style-name="P10"><text:s text:c="8"/><text:span text:style-name="T41">end</text:span></text:p>
      <text:p text:style-name="P10"><text:s text:c="8"/><text:span text:style-name="T11">printf</text:span><text:span text:style-name="T14">(</text:span><text:span text:style-name="T17">"%s -&gt; %s\n"</text:span><text:span text:style-name="T3">,</text:span><text:span text:style-name="T48">str</text:span><text:span text:style-name="T3">,noms</text:span><text:span text:style-name="T14">(</text:span><text:span text:style-name="T48">I</text:span><text:span text:style-name="T14">))</text:span><text:span text:style-name="T3">;</text:span></text:p>
      <text:p text:style-name="P10"><text:s text:c="8"/><text:span text:style-name="T48">maximum</text:span><text:span text:style-name="T44"> </text:span><text:span text:style-name="T8">=</text:span><text:span text:style-name="T44"> </text:span><text:span text:style-name="T17">0</text:span><text:span text:style-name="T3">;</text:span></text:p>
      <text:p text:style-name="P10"><text:s text:c="4"/><text:span text:style-name="T41">end</text:span></text:p>
      <text:p text:style-name="P9">endfunction</text:p>
      <text:p text:style-name="P10"/>
      <text:p text:style-name="P10"/>
      <text:p text:style-name="P10"><text:soft-page-break/><text:tab/>Avec comme code d'éxécution :</text:p>
      <text:p text:style-name="P10"><text:span text:style-name="T10">global</text:span> <text:span text:style-name="T16">elements</text:span><text:span text:style-name="T2">;</text:span></text:p>
      <text:p text:style-name="P10"><text:span text:style-name="T2">elements</text:span> <text:span text:style-name="T7">=</text:span> <text:span text:style-name="T13">[]</text:span><text:span text:style-name="T2">;</text:span></text:p>
      <text:p text:style-name="P10"><text:span text:style-name="T21">maximum</text:span><text:span text:style-name="T32"> </text:span><text:span text:style-name="T24">=</text:span><text:span text:style-name="T32"> </text:span><text:span text:style-name="T21">arbre</text:span><text:span text:style-name="T27">(</text:span><text:span text:style-name="T21">I,</text:span><text:span text:style-name="T29">' '</text:span><text:span text:style-name="T21">,</text:span><text:span text:style-name="T29">0</text:span><text:span text:style-name="T21">,</text:span><text:span text:style-name="T29">10</text:span><text:span text:style-name="T27">)</text:span><text:span text:style-name="T21">;</text:span></text:p>
      <text:p text:style-name="P10"/>
      <text:p text:style-name="Standard"><text:span text:style-name="T36"><text:tab/>Les noms d'animaux défavo</text:span>rables sont : roussette, tortue, hareng, panthere, merlin, varan.</text:p>
      <text:p text:style-name="P10"/>
      <text:list xml:id="list28438302" text:continue-numbering="true" text:style-name="L3">
        <text:list-item>
          <text:list>
            <text:list-item>
              <text:list>
                <text:list-item>
                  <text:p text:style-name="P22">le nombre moyen de questions nécessaires pour trouver la solution en suivant cet arbre.</text:p>
                </text:list-item>
              </text:list>
            </text:list-item>
          </text:list>
        </text:list-item>
      </text:list>
      <text:p text:style-name="Standard"><text:tab/>Ce no<text:span text:style-name="T36">mbre est calculé de cette manière, nbQuestion étant le nombre de question qu'il faut pour chaque mot : </text:span></text:p>
      <text:p text:style-name="Standard"><text:span text:style-name="T36"/></text:p>
      <text:p text:style-name="P10"><text:span text:style-name="T46">function</text:span> <text:span text:style-name="T13">[</text:span><text:span text:style-name="T47">nbQuestion</text:span><text:span text:style-name="T2">, </text:span><text:span text:style-name="T47">maximum</text:span><text:span text:style-name="T13">]</text:span><text:span text:style-name="T7">=</text:span><text:span text:style-name="T6">arbre</text:span><text:span text:style-name="T13">(</text:span><text:span text:style-name="T47">I</text:span><text:span text:style-name="T2">, </text:span><text:span text:style-name="T47">str</text:span><text:span text:style-name="T2">, </text:span><text:span text:style-name="T47">profondeurActuelle</text:span><text:span text:style-name="T2">, </text:span><text:span text:style-name="T47">profondeurMax</text:span><text:span text:style-name="T13">)</text:span></text:p>
      <text:p text:style-name="P10"><text:s text:c="4"/><text:span text:style-name="T41">if</text:span><text:span text:style-name="T44"> </text:span><text:span text:style-name="T14">(</text:span><text:span text:style-name="T3">sum</text:span><text:span text:style-name="T14">(</text:span><text:span text:style-name="T48">I</text:span><text:span text:style-name="T14">)</text:span><text:span text:style-name="T8">&gt;</text:span><text:span text:style-name="T17">1</text:span><text:span text:style-name="T14">)</text:span><text:span text:style-name="T44"> </text:span><text:span text:style-name="T41">then</text:span></text:p>
      <text:p text:style-name="P10"><text:s text:c="8"/><text:span text:style-name="T48">profondeurActuelle</text:span><text:span text:style-name="T44"> </text:span><text:span text:style-name="T8">=</text:span><text:span text:style-name="T44"> </text:span><text:span text:style-name="T48">profondeurActuelle</text:span><text:span text:style-name="T44"> </text:span><text:span text:style-name="T8">+</text:span><text:span text:style-name="T17">1</text:span><text:span text:style-name="T3">;</text:span></text:p>
      <text:p text:style-name="P10"><text:s text:c="8"/><text:span text:style-name="T14">[</text:span><text:span text:style-name="T3">A,B,i</text:span><text:span text:style-name="T14">]</text:span><text:span text:style-name="T8">=</text:span><text:span text:style-name="T3">partage</text:span><text:span text:style-name="T14">(</text:span><text:span text:style-name="T48">I</text:span><text:span text:style-name="T14">)</text:span><text:span text:style-name="T3">;</text:span></text:p>
      <text:p text:style-name="P10"><text:s text:c="8"/><text:span text:style-name="T14">[</text:span><text:span text:style-name="T3">nbQ1,maxiA</text:span><text:span text:style-name="T14">]</text:span><text:span text:style-name="T44"> </text:span><text:span text:style-name="T8">=</text:span><text:span text:style-name="T44"> </text:span><text:span text:style-name="T4">arbre</text:span><text:span text:style-name="T14">(</text:span><text:span text:style-name="T3">A,</text:span><text:span text:style-name="T48">str</text:span><text:span text:style-name="T8">+</text:span><text:span text:style-name="T17">'| '</text:span><text:span text:style-name="T3">,</text:span><text:span text:style-name="T48">profondeurActuelle</text:span><text:span text:style-name="T3">,</text:span><text:span text:style-name="T44"> </text:span><text:span text:style-name="T48">profondeurMax</text:span><text:span text:style-name="T14">)</text:span><text:span text:style-name="T3">;</text:span></text:p>
      <text:p text:style-name="P10"><text:s text:c="8"/><text:span text:style-name="T3">printf</text:span><text:span text:style-name="T14">(</text:span><text:span text:style-name="T17">"%s%c (%i,%i)\n"</text:span><text:span text:style-name="T3">,</text:span><text:span text:style-name="T48">str</text:span><text:span text:style-name="T3">,code2str</text:span><text:span text:style-name="T14">(</text:span><text:span text:style-name="T3">i</text:span><text:span text:style-name="T14">)</text:span><text:span text:style-name="T3">,sum</text:span><text:span text:style-name="T14">(</text:span><text:span text:style-name="T3">A</text:span><text:span text:style-name="T14">)</text:span><text:span text:style-name="T3">,sum</text:span><text:span text:style-name="T14">(</text:span><text:span text:style-name="T3">B</text:span><text:span text:style-name="T14">))</text:span><text:span text:style-name="T3">;</text:span></text:p>
      <text:p text:style-name="P10"><text:s text:c="8"/><text:span text:style-name="T14">[</text:span><text:span text:style-name="T3">nbQ2,maxiB</text:span><text:span text:style-name="T14">]</text:span><text:span text:style-name="T44"> </text:span><text:span text:style-name="T8">=</text:span><text:span text:style-name="T44"> </text:span><text:span text:style-name="T4">arbre</text:span><text:span text:style-name="T14">(</text:span><text:span text:style-name="T3">B,</text:span><text:span text:style-name="T48">str</text:span><text:span text:style-name="T8">+</text:span><text:span text:style-name="T17">'| '</text:span><text:span text:style-name="T3">,</text:span><text:span text:style-name="T48">profondeurActuelle</text:span><text:span text:style-name="T3">,</text:span><text:span text:style-name="T44"> </text:span><text:span text:style-name="T48">profondeurMax</text:span><text:span text:style-name="T14">)</text:span><text:span text:style-name="T3">;</text:span></text:p>
      <text:p text:style-name="P10"><text:s text:c="8"/><text:span text:style-name="T48">maximum</text:span><text:span text:style-name="T44"> </text:span><text:span text:style-name="T8">=</text:span><text:span text:style-name="T44"> </text:span><text:span text:style-name="T17">1</text:span><text:span text:style-name="T44"> </text:span><text:span text:style-name="T8">+</text:span><text:span text:style-name="T44"> </text:span><text:span text:style-name="T3">max</text:span><text:span text:style-name="T14">(</text:span><text:span text:style-name="T3">maxiA,maxiB</text:span><text:span text:style-name="T14">)</text:span><text:span text:style-name="T3">;</text:span></text:p>
      <text:p text:style-name="P10"><text:s text:c="8"/><text:span text:style-name="T48">nbQuestion</text:span><text:span text:style-name="T44"> </text:span><text:span text:style-name="T8">=</text:span><text:span text:style-name="T44"> </text:span><text:span text:style-name="T3">nbQ1</text:span><text:span text:style-name="T44"> </text:span><text:span text:style-name="T8">+</text:span><text:span text:style-name="T44"> </text:span><text:span text:style-name="T3">nbQ2;</text:span></text:p>
      <text:p text:style-name="P10"><text:s text:c="4"/><text:span text:style-name="T41">else</text:span></text:p>
      <text:p text:style-name="P10"><text:s text:c="8"/><text:span text:style-name="T41">if</text:span><text:span text:style-name="T44"> </text:span><text:span text:style-name="T48">profondeurActuelle</text:span><text:span text:style-name="T44"> </text:span><text:span text:style-name="T8">==</text:span><text:span text:style-name="T48">profondeurMax</text:span><text:span text:style-name="T44"> </text:span><text:span text:style-name="T41">then</text:span></text:p>
      <text:p text:style-name="P10"><text:s text:c="12"/><text:span text:style-name="T3">global</text:span><text:span text:style-name="T44"> </text:span><text:span text:style-name="T3">elements;</text:span></text:p>
      <text:p text:style-name="P10"><text:s text:c="12"/><text:span text:style-name="T3">elements</text:span><text:span text:style-name="T44"> </text:span><text:span text:style-name="T8">=</text:span><text:span text:style-name="T44"> </text:span><text:span text:style-name="T14">[</text:span><text:span text:style-name="T3">elements</text:span><text:span text:style-name="T44"> </text:span><text:span text:style-name="T3">noms</text:span><text:span text:style-name="T14">(</text:span><text:span text:style-name="T48">I</text:span><text:span text:style-name="T14">)]</text:span><text:span text:style-name="T3">;</text:span></text:p>
      <text:p text:style-name="P10"><text:s text:c="8"/><text:span text:style-name="T41">end</text:span></text:p>
      <text:p text:style-name="P10"><text:s text:c="8"/><text:span text:style-name="T48">nbQuestion</text:span><text:span text:style-name="T44"> </text:span><text:span text:style-name="T8">=</text:span><text:span text:style-name="T44"> </text:span><text:span text:style-name="T48">profondeurActuelle</text:span><text:span text:style-name="T3">;</text:span></text:p>
      <text:p text:style-name="P10"><text:s text:c="8"/><text:span text:style-name="T3">printf</text:span><text:span text:style-name="T14">(</text:span><text:span text:style-name="T17">"%s -&gt; %s\n"</text:span><text:span text:style-name="T3">,</text:span><text:span text:style-name="T48">str</text:span><text:span text:style-name="T3">,noms</text:span><text:span text:style-name="T14">(</text:span><text:span text:style-name="T48">I</text:span><text:span text:style-name="T14">))</text:span><text:span text:style-name="T3">;</text:span></text:p>
      <text:p text:style-name="P10"><text:s text:c="8"/><text:span text:style-name="T48">maximum</text:span><text:span text:style-name="T44"> </text:span><text:span text:style-name="T8">=</text:span><text:span text:style-name="T44"> </text:span><text:span text:style-name="T17">0</text:span><text:span text:style-name="T3">;</text:span></text:p>
      <text:p text:style-name="P10"><text:s text:c="4"/><text:span text:style-name="T41">end</text:span></text:p>
      <text:p text:style-name="P10"><text:span text:style-name="T33">endfunction</text:span></text:p>
      <text:p text:style-name="P10"><text:span text:style-name="T33"/></text:p>
      <text:p text:style-name="P32"><text:span text:style-name="T32"><text:tab/>Après l'appel de cette fon</text:span><text:span text:style-name="T35">ction, il suffit de diviser la variable de retour par le nombre de mot, cela nous donne : </text:span></text:p>
      <text:p text:style-name="P10"><text:span text:style-name="T13">[</text:span><text:span text:style-name="T2">nbQuestion,maximum</text:span><text:span text:style-name="T13">]</text:span><text:span text:style-name="T46"> </text:span><text:span text:style-name="T7">=</text:span><text:span text:style-name="T46"> </text:span><text:span text:style-name="T2">arbre</text:span><text:span text:style-name="T13">(</text:span><text:span text:style-name="T2">I,</text:span><text:span text:style-name="T16">' '</text:span><text:span text:style-name="T2">,</text:span><text:span text:style-name="T16">0</text:span><text:span text:style-name="T2">,</text:span><text:span text:style-name="T16">10</text:span><text:span text:style-name="T13">)</text:span><text:span text:style-name="T2">;</text:span></text:p>
      <text:p text:style-name="P10"><text:span text:style-name="T21">nbQuestion</text:span><text:span text:style-name="T32"> </text:span><text:span text:style-name="T24">=</text:span><text:span text:style-name="T32"> </text:span><text:span text:style-name="T21">nbQuestion</text:span><text:span text:style-name="T24">/</text:span><text:span text:style-name="T21">n;</text:span></text:p>
      <text:p text:style-name="P10"><text:span text:style-name="T21"/></text:p>
      <text:p text:style-name="P10"><text:span text:style-name="T21"><text:tab/>Et la moyenne est 8,2756 questions par mots.</text:span></text:p>
      <text:p text:style-name="P10"/>
      <text:list xml:id="list28429303" text:continue-numbering="true" text:style-name="L3">
        <text:list-item>
          <text:list>
            <text:list-item>
              <text:list>
                <text:list-item>
                  <text:p text:style-name="P22"><text:span text:style-name="T36">A quoi faut-il com</text:span>parer ce nombre et à quoi est due la différence ?</text:p>
                </text:list-item>
              </text:list>
            </text:list-item>
          </text:list>
        </text:list-item>
      </text:list>
      <text:p text:style-name="P31"><text:span text:style-name="T21"><text:tab/>Ce nombre est à comparer avec le nombre maximum et minimum de question. Sachant que le nombre de question maximum est 10 questions et le nombre minimum est de 8. On constate qu'on ne peut pas trouver tous les mots avec que 8 questions. Avec 8 questions on trouve que 256 mots, alors qu'on en a 283. </text:span></text:p>
      <text:p text:style-name="P4"/>
      <text:p text:style-name="P2">Conclusion</text:p>
      <text:p text:style-name="P4"><text:tab/>Grâce à l'entropie, on prend la lettre qui a le plus de chance de diviser le problème en 2 parties : soit la lettre est dans le mot, soit la lettre ni est pas. On constate aussi, que pour certains mots, 9 questions ne nous suffit pas pour les obt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Monospaced" svg:font-family="Monospaced"/>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10:26:19.91</meta:creation-date>
    <dc:date>2013-03-27T08:28:41.31</dc:date>
    <meta:editing-duration>PT43M18S</meta:editing-duration>
    <meta:editing-cycles>9</meta:editing-cycles>
    <meta:generator>LibreOffice/3.5$Windows_x86 LibreOffice_project/3215f89-f603614-ab984f2-7348103-1225a5b</meta:generator>
    <meta:document-statistic meta:table-count="2" meta:image-count="0" meta:object-count="0" meta:page-count="6" meta:paragraph-count="276" meta:word-count="1330" meta:character-count="8035" meta:non-whitespace-character-count="6543"/>
  </office:meta>
</office:document-meta>
</file>